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1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2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3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3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54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55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56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57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58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59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0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1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1647b73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1pt" fo:language="en" fo:country="GB" style:text-underline-style="none" fo:font-weight="normal" officeooo:rsid="06f0a69f" officeooo:paragraph-rsid="016609a9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63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4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65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66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67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6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7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72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73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P74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5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6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7" style:family="paragraph" style:parent-style-name="Text_20_body" style:list-style-name="RTF_5f_Num_20_3">
      <style:paragraph-properties fo:line-height="100%"/>
      <style:text-properties style:font-name="Times New Roman" fo:font-size="11pt" officeooo:paragraph-rsid="02d6f9a2" style:font-size-asian="11pt" style:font-size-complex="11pt"/>
    </style:style>
    <style:style style:name="P78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7fde90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289ebab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cb99b" style:font-weight-asian="bold" style:font-weight-complex="bold"/>
    </style:style>
    <style:style style:name="T8" style:family="text">
      <style:text-properties fo:font-weight="bold" officeooo:rsid="0079834f" style:font-weight-asian="bold" style:font-weight-complex="bold"/>
    </style:style>
    <style:style style:name="T9" style:family="text">
      <style:text-properties fo:font-weight="bold" officeooo:rsid="00ea7dcf" style:font-weight-asian="bold" style:font-weight-complex="bold"/>
    </style:style>
    <style:style style:name="T10" style:family="text">
      <style:text-properties fo:font-weight="bold" officeooo:rsid="0107fbf3" style:font-weight-asian="bold" style:font-weight-complex="bold"/>
    </style:style>
    <style:style style:name="T11" style:family="text">
      <style:text-properties fo:font-weight="bold" officeooo:rsid="0044cfad" style:font-weight-asian="bold" style:font-weight-complex="bold"/>
    </style:style>
    <style:style style:name="T12" style:family="text">
      <style:text-properties fo:font-weight="bold" officeooo:rsid="00905cc3" style:font-weight-asian="bold" style:font-weight-complex="bold"/>
    </style:style>
    <style:style style:name="T13" style:family="text">
      <style:text-properties fo:font-weight="bold" officeooo:rsid="01ce7d7f" style:font-weight-asian="bold" style:font-weight-complex="bold"/>
    </style:style>
    <style:style style:name="T14" style:family="text">
      <style:text-properties fo:font-weight="bold" officeooo:rsid="0167d229" style:font-weight-asian="bold" style:font-weight-complex="bold"/>
    </style:style>
    <style:style style:name="T15" style:family="text">
      <style:text-properties fo:font-weight="bold" officeooo:rsid="025a151e" style:font-weight-asian="bold" style:font-weight-complex="bold"/>
    </style:style>
    <style:style style:name="T16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7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0" style:family="text">
      <style:text-properties fo:letter-spacing="0.002in"/>
    </style:style>
    <style:style style:name="T21" style:family="text">
      <style:text-properties fo:letter-spacing="0.002in" style:text-underline-style="none"/>
    </style:style>
    <style:style style:name="T22" style:family="text">
      <style:text-properties fo:letter-spacing="0.002in" officeooo:rsid="04b0de13"/>
    </style:style>
    <style:style style:name="T23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4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4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5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6" style:family="text">
      <style:text-properties fo:letter-spacing="0.002in" style:text-underline-style="solid" style:text-underline-width="auto" style:text-underline-color="font-color"/>
    </style:style>
    <style:style style:name="T47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48" style:family="text">
      <style:text-properties fo:letter-spacing="0.002in" officeooo:rsid="015f885d"/>
    </style:style>
    <style:style style:name="T49" style:family="text">
      <style:text-properties fo:letter-spacing="0.002in" officeooo:rsid="01b0f6ec"/>
    </style:style>
    <style:style style:name="T50" style:family="text">
      <style:text-properties style:text-position="super 58%" fo:letter-spacing="0.002in"/>
    </style:style>
    <style:style style:name="T51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2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3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2a2279b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5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6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7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78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79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6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7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98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99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3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4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5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6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07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08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09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0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1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2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0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1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42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3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4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45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46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47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48" style:family="text">
      <style:text-properties fo:color="#000000" style:text-underline-style="none" fo:font-weight="bold" officeooo:rsid="0099d3c9" style:font-weight-asian="bold" style:font-weight-complex="bold"/>
    </style:style>
    <style:style style:name="T149" style:family="text">
      <style:text-properties fo:color="#000000" style:text-underline-style="none" fo:font-weight="bold" officeooo:rsid="0092bc65" style:font-weight-asian="bold" style:font-weight-complex="bold"/>
    </style:style>
    <style:style style:name="T150" style:family="text">
      <style:text-properties fo:color="#000000" style:text-underline-style="none" fo:font-weight="bold" officeooo:rsid="066818f6" style:font-weight-asian="bold" style:font-weight-complex="bold"/>
    </style:style>
    <style:style style:name="T151" style:family="text">
      <style:text-properties fo:color="#000000" style:text-underline-style="none" fo:font-weight="bold" officeooo:rsid="06695675" style:font-weight-asian="bold" style:font-weight-complex="bold"/>
    </style:style>
    <style:style style:name="T152" style:family="text">
      <style:text-properties fo:color="#000000" style:text-underline-style="none" fo:font-weight="bold" officeooo:rsid="028614ff" style:font-weight-asian="bold" style:font-weight-complex="bold"/>
    </style:style>
    <style:style style:name="T153" style:family="text">
      <style:text-properties fo:color="#000000" style:text-underline-style="none" fo:font-weight="normal" officeooo:rsid="064e6afa" style:font-weight-asian="normal" style:font-weight-complex="normal"/>
    </style:style>
    <style:style style:name="T154" style:family="text">
      <style:text-properties fo:color="#000000" style:text-underline-style="none" fo:font-weight="normal" officeooo:rsid="066818f6" style:font-weight-asian="normal" style:font-weight-complex="normal"/>
    </style:style>
    <style:style style:name="T155" style:family="text">
      <style:text-properties fo:color="#000000" style:text-underline-style="none" fo:font-weight="normal" officeooo:rsid="06695675" style:font-weight-asian="normal" style:font-weight-complex="normal"/>
    </style:style>
    <style:style style:name="T156" style:family="text">
      <style:text-properties fo:color="#000000" style:text-underline-style="none" fo:font-weight="normal" officeooo:rsid="066b97ae" style:font-weight-asian="normal" style:font-weight-complex="normal"/>
    </style:style>
    <style:style style:name="T157" style:family="text">
      <style:text-properties fo:color="#000000" style:text-underline-style="none" fo:font-weight="normal" officeooo:rsid="055bcdca" style:font-weight-asian="normal" style:font-weight-complex="normal"/>
    </style:style>
    <style:style style:name="T158" style:family="text">
      <style:text-properties fo:color="#000000" style:text-underline-style="none" fo:font-weight="normal" officeooo:rsid="066f927c" style:font-weight-asian="normal" style:font-weight-complex="normal"/>
    </style:style>
    <style:style style:name="T159" style:family="text">
      <style:text-properties fo:color="#000000" style:text-underline-style="none" fo:font-weight="normal" officeooo:rsid="0670cf97" style:font-weight-asian="normal" style:font-weight-complex="normal"/>
    </style:style>
    <style:style style:name="T160" style:family="text">
      <style:text-properties fo:color="#000000" style:text-underline-style="none" fo:font-weight="normal" officeooo:rsid="0101b363" style:font-weight-asian="normal" style:font-weight-complex="normal"/>
    </style:style>
    <style:style style:name="T161" style:family="text">
      <style:text-properties fo:color="#000000" style:text-underline-style="none" fo:font-weight="normal" officeooo:rsid="0659a4bc" style:font-weight-asian="normal" style:font-weight-complex="normal"/>
    </style:style>
    <style:style style:name="T162" style:family="text">
      <style:text-properties fo:color="#000000" style:text-underline-style="none" fo:font-weight="normal" officeooo:rsid="0202cbb9" style:font-weight-asian="normal" style:font-weight-complex="normal"/>
    </style:style>
    <style:style style:name="T163" style:family="text">
      <style:text-properties fo:color="#000000" style:text-underline-style="none" fo:font-weight="normal" officeooo:rsid="02468a0c" style:font-weight-asian="normal" style:font-weight-complex="normal"/>
    </style:style>
    <style:style style:name="T164" style:family="text">
      <style:text-properties fo:color="#000000" style:text-underline-style="none" fo:font-weight="normal" officeooo:rsid="0733f21a" style:font-weight-asian="normal" style:font-weight-complex="normal"/>
    </style:style>
    <style:style style:name="T165" style:family="text">
      <style:text-properties fo:color="#000000" style:text-underline-style="none" fo:font-weight="normal" officeooo:rsid="0282ac0c" style:font-weight-asian="normal" style:font-weight-complex="normal"/>
    </style:style>
    <style:style style:name="T166" style:family="text">
      <style:text-properties fo:color="#000000" style:text-underline-style="none" fo:font-weight="normal" officeooo:rsid="07374fcd" style:font-weight-asian="normal" style:font-weight-complex="normal"/>
    </style:style>
    <style:style style:name="T167" style:family="text">
      <style:text-properties fo:color="#000000" style:text-underline-style="none" fo:font-weight="normal" officeooo:rsid="028614ff" style:font-weight-asian="normal" style:font-weight-complex="normal"/>
    </style:style>
    <style:style style:name="T168" style:family="text">
      <style:text-properties fo:color="#000000" style:text-underline-style="none" fo:font-weight="normal" officeooo:rsid="02a6c499" style:font-weight-asian="normal" style:font-weight-complex="normal"/>
    </style:style>
    <style:style style:name="T169" style:family="text">
      <style:text-properties fo:color="#000000" style:text-underline-style="none" fo:font-weight="normal" officeooo:rsid="02a7b72f" style:font-weight-asian="normal" style:font-weight-complex="normal"/>
    </style:style>
    <style:style style:name="T170" style:family="text">
      <style:text-properties fo:color="#000000" fo:letter-spacing="0.002in" fo:language="en" fo:country="GB" fo:font-style="normal" style:text-underline-style="none" fo:font-weight="normal" officeooo:rsid="0256b3cf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fo:color="#000000" fo:letter-spacing="0.002in" fo:language="en" fo:country="GB" fo:font-style="normal" style:text-underline-style="none" fo:font-weight="normal" officeooo:rsid="11dcde58" style:font-style-asian="normal" style:font-weight-asian="normal" style:font-name-complex="Calibri" style:font-style-complex="italic" style:font-weight-complex="normal"/>
    </style:style>
    <style:style style:name="T172" style:family="text">
      <style:text-properties fo:color="#000000" fo:letter-spacing="0.002in" fo:language="en" fo:country="GB" fo:font-style="normal" style:text-underline-style="none" fo:font-weight="normal" officeooo:rsid="144f819c" style:font-style-asian="normal" style:font-weight-asian="normal" style:font-name-complex="Calibri" style:font-style-complex="italic" style:font-weight-complex="normal"/>
    </style:style>
    <style:style style:name="T173" style:family="text">
      <style:text-properties fo:color="#000000" fo:letter-spacing="0.002in" fo:language="en" fo:country="GB" fo:font-style="normal" style:text-underline-style="none" fo:font-weight="normal" officeooo:rsid="0169aa11" style:font-style-asian="normal" style:font-weight-asian="normal" style:font-name-complex="Calibri" style:font-style-complex="italic" style:font-weight-complex="normal"/>
    </style:style>
    <style:style style:name="T174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5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6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7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8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79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0" style:family="text">
      <style:text-properties fo:color="#000000" style:font-name="Times New Roman" fo:font-size="11pt" style:text-underline-style="none" style:font-size-asian="11pt" style:font-size-complex="11pt"/>
    </style:style>
    <style:style style:name="T181" style:family="text">
      <style:text-properties fo:color="#000000" style:font-name="Times New Roman" fo:font-size="11pt" fo:language="en" fo:country="GB" fo:font-style="normal" style:text-underline-style="none" fo:font-weight="normal" officeooo:rsid="02359bc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2" style:family="text">
      <style:text-properties fo:color="#000000" style:font-name="Times New Roman" fo:font-size="11pt" fo:language="en" fo:country="GB" fo:font-style="normal" style:text-underline-style="none" fo:font-weight="normal" officeooo:rsid="085c3a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3" style:family="text">
      <style:text-properties fo:color="#000000" style:font-name="Times New Roman" fo:font-size="11pt" fo:language="en" fo:country="GB" fo:font-style="normal" style:text-underline-style="none" fo:font-weight="normal" officeooo:rsid="127e3f3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4" style:family="text">
      <style:text-properties fo:color="#000000" style:font-name="Times New Roman" fo:font-size="11pt" fo:language="en" fo:country="GB" fo:font-style="normal" style:text-underline-style="none" fo:font-weight="normal" officeooo:rsid="04c7612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5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3189a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31b3c8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2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3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4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5" style:family="text">
      <style:text-properties fo:color="#000000" style:font-name="Times New Roman" fo:font-size="11pt" fo:language="en" fo:country="GB" fo:font-style="normal" style:text-underline-style="none" fo:font-weight="normal" officeooo:rsid="04b4d16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6" style:family="text">
      <style:text-properties fo:color="#000000" style:font-name="Times New Roman" fo:font-size="11pt" fo:font-style="normal" officeooo:rsid="0a8b8c36" style:font-size-asian="11pt" style:font-style-asian="normal" style:font-size-complex="11pt" style:font-style-complex="normal"/>
    </style:style>
    <style:style style:name="T197" style:family="text">
      <style:text-properties fo:color="#000000" style:font-name="Times New Roman" fo:font-size="11pt" fo:font-style="normal" officeooo:rsid="02d0adea" style:font-size-asian="11pt" style:font-style-asian="normal" style:font-size-complex="11pt" style:font-style-complex="normal"/>
    </style:style>
    <style:style style:name="T198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9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200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201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202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203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204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205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206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7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8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10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11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12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13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14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15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16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7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8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9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20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21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22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23" style:family="text">
      <style:text-properties fo:color="#000000" style:font-name="Times New Roman1" fo:font-size="11pt" fo:language="en" fo:country="GB" fo:font-style="normal" style:text-underline-style="none" fo:font-weight="normal" officeooo:rsid="097b07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4" style:family="text">
      <style:text-properties fo:color="#000000" style:font-name="Times New Roman1" fo:font-size="11pt" fo:language="en" fo:country="GB" fo:font-style="normal" style:text-underline-style="none" fo:font-weight="normal" officeooo:rsid="0a639e6f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5" style:family="text">
      <style:text-properties fo:color="#000000" style:font-name="Times New Roman1" fo:font-size="11pt" fo:language="en" fo:country="GB" fo:font-style="normal" style:text-underline-style="none" fo:font-weight="normal" officeooo:rsid="0983bb8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6" style:family="text">
      <style:text-properties fo:color="#000000" style:font-name="Times New Roman1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7" style:family="text">
      <style:text-properties fo:color="#000000" style:font-name="Times New Roman1" fo:font-size="11pt" fo:language="en" fo:country="GB" fo:font-style="normal" style:text-underline-style="none" fo:font-weight="normal" officeooo:rsid="0a674396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8" style:family="text">
      <style:text-properties officeooo:rsid="00260b39"/>
    </style:style>
    <style:style style:name="T229" style:family="text">
      <style:text-properties officeooo:rsid="00278b3f"/>
    </style:style>
    <style:style style:name="T230" style:family="text">
      <style:text-properties fo:font-weight="normal" style:font-weight-asian="normal" style:font-weight-complex="normal"/>
    </style:style>
    <style:style style:name="T231" style:family="text">
      <style:text-properties fo:font-weight="normal" officeooo:rsid="010209be" style:font-weight-asian="normal" style:font-weight-complex="normal"/>
    </style:style>
    <style:style style:name="T232" style:family="text">
      <style:text-properties fo:font-weight="normal" officeooo:rsid="00d7bb59" style:font-weight-asian="normal" style:font-weight-complex="normal"/>
    </style:style>
    <style:style style:name="T233" style:family="text">
      <style:text-properties fo:font-weight="normal" officeooo:rsid="03eda9d0" style:font-weight-asian="normal" style:font-weight-complex="normal"/>
    </style:style>
    <style:style style:name="T234" style:family="text">
      <style:text-properties fo:font-weight="normal" officeooo:rsid="0b5810ee" style:font-weight-asian="normal" style:font-weight-complex="normal"/>
    </style:style>
    <style:style style:name="T235" style:family="text">
      <style:text-properties fo:font-weight="normal" officeooo:rsid="003b7ae7" style:font-weight-asian="normal" style:font-weight-complex="normal"/>
    </style:style>
    <style:style style:name="T236" style:family="text">
      <style:text-properties fo:font-weight="normal" officeooo:rsid="0044cfad" style:font-weight-asian="normal" style:font-weight-complex="normal"/>
    </style:style>
    <style:style style:name="T237" style:family="text">
      <style:text-properties fo:font-weight="normal" officeooo:rsid="0490641d" style:font-weight-asian="normal" style:font-weight-complex="normal"/>
    </style:style>
    <style:style style:name="T238" style:family="text">
      <style:text-properties fo:font-weight="normal" officeooo:rsid="0059834d" style:font-weight-asian="normal" style:font-weight-complex="normal"/>
    </style:style>
    <style:style style:name="T239" style:family="text">
      <style:text-properties fo:font-weight="normal" officeooo:rsid="00e7f6a6" style:font-weight-asian="normal" style:font-weight-complex="normal"/>
    </style:style>
    <style:style style:name="T240" style:family="text">
      <style:text-properties fo:font-weight="normal" officeooo:rsid="037a38a8" style:font-weight-asian="normal" style:font-weight-complex="normal"/>
    </style:style>
    <style:style style:name="T241" style:family="text">
      <style:text-properties fo:font-weight="normal" officeooo:rsid="00d93405" style:font-weight-asian="normal" style:font-weight-complex="normal"/>
    </style:style>
    <style:style style:name="T242" style:family="text">
      <style:text-properties fo:font-weight="normal" officeooo:rsid="0079834f" style:font-weight-asian="normal" style:font-weight-complex="normal"/>
    </style:style>
    <style:style style:name="T243" style:family="text">
      <style:text-properties fo:font-weight="normal" officeooo:rsid="018c5509" style:font-weight-asian="normal" style:font-weight-complex="normal"/>
    </style:style>
    <style:style style:name="T244" style:family="text">
      <style:text-properties fo:font-weight="normal" officeooo:rsid="00a5ca46" style:font-weight-asian="normal" style:font-weight-complex="normal"/>
    </style:style>
    <style:style style:name="T245" style:family="text">
      <style:text-properties fo:font-weight="normal" officeooo:rsid="00a61d61" style:font-weight-asian="normal" style:font-weight-complex="normal"/>
    </style:style>
    <style:style style:name="T246" style:family="text">
      <style:text-properties fo:font-weight="normal" officeooo:rsid="00ac3973" style:font-weight-asian="normal" style:font-weight-complex="normal"/>
    </style:style>
    <style:style style:name="T247" style:family="text">
      <style:text-properties fo:font-weight="normal" officeooo:rsid="00ef5dac" style:font-weight-asian="normal" style:font-weight-complex="normal"/>
    </style:style>
    <style:style style:name="T248" style:family="text">
      <style:text-properties fo:font-weight="normal" officeooo:rsid="010aef95" style:font-weight-asian="normal" style:font-weight-complex="normal"/>
    </style:style>
    <style:style style:name="T249" style:family="text">
      <style:text-properties fo:font-weight="normal" officeooo:rsid="08b8c274" style:font-weight-asian="normal" style:font-weight-complex="normal"/>
    </style:style>
    <style:style style:name="T250" style:family="text">
      <style:text-properties fo:font-weight="normal" officeooo:rsid="00b8c2bc" style:font-weight-asian="normal" style:font-weight-complex="normal"/>
    </style:style>
    <style:style style:name="T251" style:family="text">
      <style:text-properties fo:font-weight="normal" officeooo:rsid="017095fc" style:font-weight-asian="normal" style:font-weight-complex="normal"/>
    </style:style>
    <style:style style:name="T252" style:family="text">
      <style:text-properties fo:font-weight="normal" officeooo:rsid="00905cc3" style:font-weight-asian="normal" style:font-weight-complex="normal"/>
    </style:style>
    <style:style style:name="T253" style:family="text">
      <style:text-properties fo:font-weight="normal" officeooo:rsid="01769b1a" style:font-weight-asian="normal" style:font-weight-complex="normal"/>
    </style:style>
    <style:style style:name="T254" style:family="text">
      <style:text-properties fo:font-weight="normal" officeooo:rsid="01bca8ae" style:font-weight-asian="normal" style:font-weight-complex="normal"/>
    </style:style>
    <style:style style:name="T255" style:family="text">
      <style:text-properties fo:font-weight="normal" officeooo:rsid="0715c502" style:font-weight-asian="normal" style:font-weight-complex="normal"/>
    </style:style>
    <style:style style:name="T256" style:family="text">
      <style:text-properties fo:font-weight="normal" officeooo:rsid="05c4ac6d" style:font-weight-asian="normal" style:font-weight-complex="normal"/>
    </style:style>
    <style:style style:name="T257" style:family="text">
      <style:text-properties fo:font-weight="normal" officeooo:rsid="0714935e" style:font-weight-asian="normal" style:font-weight-complex="normal"/>
    </style:style>
    <style:style style:name="T258" style:family="text">
      <style:text-properties fo:font-weight="normal" officeooo:rsid="0231bd75" style:font-weight-asian="normal" style:font-weight-complex="normal"/>
    </style:style>
    <style:style style:name="T259" style:family="text">
      <style:text-properties fo:font-weight="normal" officeooo:rsid="0232254f" style:font-weight-asian="normal" style:font-weight-complex="normal"/>
    </style:style>
    <style:style style:name="T260" style:family="text">
      <style:text-properties fo:font-weight="normal" officeooo:rsid="02397f7b" style:font-weight-asian="normal" style:font-weight-complex="normal"/>
    </style:style>
    <style:style style:name="T261" style:family="text">
      <style:text-properties fo:font-weight="normal" officeooo:rsid="018354a5" style:font-weight-asian="normal" style:font-weight-complex="normal"/>
    </style:style>
    <style:style style:name="T262" style:family="text">
      <style:text-properties fo:font-weight="normal" officeooo:rsid="030545a8" style:font-weight-asian="normal" style:font-weight-complex="normal"/>
    </style:style>
    <style:style style:name="T263" style:family="text">
      <style:text-properties fo:font-weight="normal" officeooo:rsid="02c92d0d" style:font-weight-asian="normal" style:font-weight-complex="normal"/>
    </style:style>
    <style:style style:name="T264" style:family="text">
      <style:text-properties fo:font-weight="normal" officeooo:rsid="03becd6d" style:font-weight-asian="normal" style:font-weight-complex="normal"/>
    </style:style>
    <style:style style:name="T265" style:family="text">
      <style:text-properties fo:font-weight="normal" officeooo:rsid="01cda42d" style:font-weight-asian="normal" style:font-weight-complex="normal"/>
    </style:style>
    <style:style style:name="T266" style:family="text">
      <style:text-properties fo:font-weight="normal" officeooo:rsid="041bf7a6" style:font-weight-asian="normal" style:font-weight-complex="normal"/>
    </style:style>
    <style:style style:name="T267" style:family="text">
      <style:text-properties fo:font-weight="normal" officeooo:rsid="02649e06" style:font-weight-asian="normal" style:font-weight-complex="normal"/>
    </style:style>
    <style:style style:name="T268" style:family="text">
      <style:text-properties fo:font-weight="normal" officeooo:rsid="0280887c" style:font-weight-asian="normal" style:font-weight-complex="normal"/>
    </style:style>
    <style:style style:name="T269" style:family="text">
      <style:text-properties fo:font-weight="normal" officeooo:rsid="072d42b0" style:font-weight-asian="normal" style:font-weight-complex="normal"/>
    </style:style>
    <style:style style:name="T270" style:family="text">
      <style:text-properties fo:font-weight="normal" officeooo:rsid="02877236" style:font-weight-asian="normal" style:font-weight-complex="normal"/>
    </style:style>
    <style:style style:name="T271" style:family="text">
      <style:text-properties fo:font-weight="normal" officeooo:rsid="0291c34c" style:font-weight-asian="normal" style:font-weight-complex="normal"/>
    </style:style>
    <style:style style:name="T272" style:family="text">
      <style:text-properties fo:font-weight="normal" style:font-weight-asian="normal" style:font-name-complex="Arial1" style:font-weight-complex="normal"/>
    </style:style>
    <style:style style:name="T273" style:family="text">
      <style:text-properties fo:font-weight="normal" officeooo:rsid="02b55a09" style:font-weight-asian="normal" style:font-name-complex="Arial1" style:font-weight-complex="normal"/>
    </style:style>
    <style:style style:name="T274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77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78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9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80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81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82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83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84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85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86" style:family="text">
      <style:text-properties fo:font-weight="normal" officeooo:rsid="02a0fe1a" style:font-name-asian="TimesNewRomanPSMT" style:font-weight-asian="normal" style:font-name-complex="TimesNewRomanPSMT" style:font-weight-complex="normal"/>
    </style:style>
    <style:style style:name="T287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22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23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24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25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6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7" style:family="text">
      <style:text-properties fo:font-style="normal" officeooo:rsid="0cd7546c" style:font-style-asian="normal" style:font-name-complex="Arial1" style:font-style-complex="normal"/>
    </style:style>
    <style:style style:name="T328" style:family="text">
      <style:text-properties fo:font-style="normal" officeooo:rsid="08702bdf" style:font-style-asian="normal" style:font-name-complex="Arial1" style:font-style-complex="normal"/>
    </style:style>
    <style:style style:name="T329" style:family="text">
      <style:text-properties fo:font-style="normal" officeooo:rsid="0fe47423" style:font-style-asian="normal" style:font-name-complex="Arial1" style:font-style-complex="normal"/>
    </style:style>
    <style:style style:name="T330" style:family="text">
      <style:text-properties fo:font-style="normal" officeooo:rsid="1010b53d" style:font-style-asian="normal" style:font-name-complex="Arial1" style:font-style-complex="normal"/>
    </style:style>
    <style:style style:name="T331" style:family="text">
      <style:text-properties fo:font-style="normal" officeooo:rsid="128c503e" style:font-style-asian="normal" style:font-name-complex="Arial1" style:font-style-complex="normal"/>
    </style:style>
    <style:style style:name="T332" style:family="text">
      <style:text-properties fo:font-style="normal" officeooo:rsid="0cd9334f" style:font-style-asian="normal" style:font-name-complex="Arial1" style:font-style-complex="normal"/>
    </style:style>
    <style:style style:name="T333" style:family="text">
      <style:text-properties fo:font-style="normal" officeooo:rsid="0fddd37e" style:font-style-asian="normal" style:font-name-complex="Arial1" style:font-style-complex="normal"/>
    </style:style>
    <style:style style:name="T334" style:family="text">
      <style:text-properties fo:font-style="normal" officeooo:rsid="128b204d" style:font-style-asian="normal" style:font-name-complex="Arial1" style:font-style-complex="normal"/>
    </style:style>
    <style:style style:name="T335" style:family="text">
      <style:text-properties fo:font-style="normal" officeooo:rsid="11dc23c7" style:font-style-asian="normal" style:font-name-complex="Arial1" style:font-style-complex="normal"/>
    </style:style>
    <style:style style:name="T336" style:family="text">
      <style:text-properties fo:font-style="normal" officeooo:rsid="11d966bf" style:font-style-asian="normal" style:font-name-complex="Arial1" style:font-style-complex="normal"/>
    </style:style>
    <style:style style:name="T337" style:family="text">
      <style:text-properties fo:font-style="normal" officeooo:rsid="12950b11" style:font-style-asian="normal" style:font-name-complex="Arial1" style:font-style-complex="normal"/>
    </style:style>
    <style:style style:name="T338" style:family="text">
      <style:text-properties fo:font-style="normal" officeooo:rsid="11da47bf" style:font-style-asian="normal" style:font-name-complex="Arial1" style:font-style-complex="normal"/>
    </style:style>
    <style:style style:name="T339" style:family="text">
      <style:text-properties fo:font-style="normal" officeooo:rsid="00a74e94" style:font-style-asian="normal" style:font-name-complex="Arial1" style:font-style-complex="normal"/>
    </style:style>
    <style:style style:name="T340" style:family="text">
      <style:text-properties fo:font-style="normal" officeooo:rsid="0b7522ba" style:font-style-asian="normal" style:font-name-complex="Arial1" style:font-style-complex="normal"/>
    </style:style>
    <style:style style:name="T341" style:family="text">
      <style:text-properties fo:font-style="normal" officeooo:rsid="0b6d3f4e" style:font-style-asian="normal" style:font-name-complex="Arial1" style:font-style-complex="normal"/>
    </style:style>
    <style:style style:name="T342" style:family="text">
      <style:text-properties fo:font-style="normal" officeooo:rsid="07d79de5" style:font-style-asian="normal" style:font-name-complex="Arial1" style:font-style-complex="normal"/>
    </style:style>
    <style:style style:name="T343" style:family="text">
      <style:text-properties fo:font-style="normal" officeooo:rsid="0c5b85db" style:font-style-asian="normal" style:font-name-complex="Arial1" style:font-style-complex="normal"/>
    </style:style>
    <style:style style:name="T344" style:family="text">
      <style:text-properties fo:font-style="normal" officeooo:rsid="07d7ef83" style:font-style-asian="normal" style:font-name-complex="Arial1" style:font-style-complex="normal"/>
    </style:style>
    <style:style style:name="T345" style:family="text">
      <style:text-properties fo:font-style="normal" officeooo:rsid="00b5cbb8" style:font-style-asian="normal" style:font-name-complex="Arial1" style:font-style-complex="normal"/>
    </style:style>
    <style:style style:name="T346" style:family="text">
      <style:text-properties fo:font-style="normal" officeooo:rsid="00b4b293" style:font-style-asian="normal" style:font-name-complex="Arial1" style:font-style-complex="normal"/>
    </style:style>
    <style:style style:name="T347" style:family="text">
      <style:text-properties fo:font-style="normal" officeooo:rsid="0139dc55" style:font-style-asian="normal" style:font-name-complex="Arial1" style:font-style-complex="normal"/>
    </style:style>
    <style:style style:name="T348" style:family="text">
      <style:text-properties fo:font-style="normal" officeooo:rsid="015a536a" style:font-style-asian="normal" style:font-name-complex="Arial1" style:font-style-complex="normal"/>
    </style:style>
    <style:style style:name="T349" style:family="text">
      <style:text-properties fo:font-style="normal" officeooo:rsid="01fadbbc" style:font-style-asian="normal" style:font-name-complex="Arial1" style:font-style-complex="normal"/>
    </style:style>
    <style:style style:name="T350" style:family="text">
      <style:text-properties fo:font-style="normal" officeooo:rsid="02707e46" style:font-style-asian="normal" style:font-name-complex="Arial1" style:font-style-complex="normal"/>
    </style:style>
    <style:style style:name="T351" style:family="text">
      <style:text-properties fo:font-style="normal" officeooo:rsid="02b7b979" style:font-style-asian="normal" style:font-name-complex="Arial1" style:font-style-complex="normal"/>
    </style:style>
    <style:style style:name="T352" style:family="text">
      <style:text-properties fo:font-style="normal" style:font-style-asian="normal" style:font-style-complex="normal"/>
    </style:style>
    <style:style style:name="T353" style:family="text">
      <style:text-properties fo:font-style="normal" officeooo:rsid="0b7a04f4" style:font-style-asian="normal" style:font-style-complex="normal"/>
    </style:style>
    <style:style style:name="T354" style:family="text">
      <style:text-properties fo:font-style="normal" officeooo:rsid="0127c868" style:font-style-asian="normal" style:font-style-complex="normal"/>
    </style:style>
    <style:style style:name="T355" style:family="text">
      <style:text-properties fo:font-style="normal" officeooo:rsid="014c8744" style:font-style-asian="normal" style:font-style-complex="normal"/>
    </style:style>
    <style:style style:name="T356" style:family="text">
      <style:text-properties fo:font-style="normal" officeooo:rsid="09514304" style:font-style-asian="normal" style:font-style-complex="normal"/>
    </style:style>
    <style:style style:name="T357" style:family="text">
      <style:text-properties fo:font-style="normal" officeooo:rsid="014c9a05" style:font-style-asian="normal" style:font-style-complex="normal"/>
    </style:style>
    <style:style style:name="T358" style:family="text">
      <style:text-properties fo:font-style="normal" officeooo:rsid="00d93405" style:font-style-asian="normal" style:font-style-complex="normal"/>
    </style:style>
    <style:style style:name="T359" style:family="text">
      <style:text-properties fo:font-style="normal" officeooo:rsid="028c8a7b" style:font-style-asian="normal" style:font-style-complex="normal"/>
    </style:style>
    <style:style style:name="T360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7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8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9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80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81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82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83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84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403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404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405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6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7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8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09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0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1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2" style:family="text">
      <style:text-properties fo:font-style="normal" style:text-underline-style="none" fo:font-weight="normal" officeooo:rsid="02b55a0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3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14" style:family="text">
      <style:text-properties fo:font-style="normal" style:text-underline-style="none" officeooo:rsid="0a03a467" style:font-style-asian="normal" style:font-style-complex="normal"/>
    </style:style>
    <style:style style:name="T415" style:family="text">
      <style:text-properties fo:font-style="normal" style:text-underline-style="none" officeooo:rsid="06a8597d" style:font-style-asian="normal" style:font-style-complex="normal"/>
    </style:style>
    <style:style style:name="T416" style:family="text">
      <style:text-properties fo:font-style="normal" style:text-underline-style="none" officeooo:rsid="08b9f8ac" style:font-style-asian="normal" style:font-style-complex="normal"/>
    </style:style>
    <style:style style:name="T417" style:family="text">
      <style:text-properties fo:font-style="normal" style:text-underline-style="none" officeooo:rsid="0577c42f" style:font-style-asian="normal" style:font-style-complex="normal"/>
    </style:style>
    <style:style style:name="T418" style:family="text">
      <style:text-properties fo:font-style="normal" style:text-underline-style="none" officeooo:rsid="074f3d44" style:font-style-asian="normal" style:font-style-complex="normal"/>
    </style:style>
    <style:style style:name="T419" style:family="text">
      <style:text-properties fo:font-style="normal" style:text-underline-style="none" officeooo:rsid="025070e8" style:font-style-asian="normal" style:font-style-complex="normal"/>
    </style:style>
    <style:style style:name="T420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21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22" style:family="text">
      <style:text-properties fo:font-style="normal" style:font-name-asian="TimesNewRomanPSMT" style:font-style-asian="normal" style:font-name-complex="TimesNewRomanPSMT" style:font-style-complex="normal"/>
    </style:style>
    <style:style style:name="T423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24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5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6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27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8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29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30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31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32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33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34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5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36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37" style:family="text">
      <style:text-properties officeooo:rsid="0110b95f"/>
    </style:style>
    <style:style style:name="T438" style:family="text">
      <style:text-properties officeooo:rsid="0b7b413a"/>
    </style:style>
    <style:style style:name="T439" style:family="text">
      <style:text-properties officeooo:rsid="0b573f7c"/>
    </style:style>
    <style:style style:name="T440" style:family="text">
      <style:text-properties officeooo:rsid="00d7bb59"/>
    </style:style>
    <style:style style:name="T441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42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43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44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5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46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47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8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49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50" style:family="text">
      <style:text-properties officeooo:rsid="00380153"/>
    </style:style>
    <style:style style:name="T451" style:family="text">
      <style:text-properties officeooo:rsid="00391b97"/>
    </style:style>
    <style:style style:name="T452" style:family="text">
      <style:text-properties style:text-underline-style="none"/>
    </style:style>
    <style:style style:name="T453" style:family="text">
      <style:text-properties style:text-underline-style="none" fo:font-weight="normal" style:font-weight-asian="normal" style:font-weight-complex="normal"/>
    </style:style>
    <style:style style:name="T454" style:family="text">
      <style:text-properties style:text-underline-style="none" fo:font-weight="normal" officeooo:rsid="05c4ac6d" style:font-weight-asian="normal" style:font-weight-complex="normal"/>
    </style:style>
    <style:style style:name="T455" style:family="text">
      <style:text-properties style:text-underline-style="none" fo:font-weight="normal" officeooo:rsid="05c74056" style:font-weight-asian="normal" style:font-weight-complex="normal"/>
    </style:style>
    <style:style style:name="T456" style:family="text">
      <style:text-properties style:text-underline-style="none" fo:font-weight="normal" officeooo:rsid="05c675ec" style:font-weight-asian="normal" style:font-weight-complex="normal"/>
    </style:style>
    <style:style style:name="T457" style:family="text">
      <style:text-properties style:text-underline-style="none" fo:font-weight="normal" officeooo:rsid="05dd599a" style:font-weight-asian="normal" style:font-weight-complex="normal"/>
    </style:style>
    <style:style style:name="T458" style:family="text">
      <style:text-properties style:text-underline-style="none" fo:font-weight="normal" officeooo:rsid="00e15022" style:font-weight-asian="normal" style:font-weight-complex="normal"/>
    </style:style>
    <style:style style:name="T459" style:family="text">
      <style:text-properties style:text-underline-style="none" fo:font-weight="normal" officeooo:rsid="002519e5" style:font-weight-asian="normal" style:font-weight-complex="normal"/>
    </style:style>
    <style:style style:name="T460" style:family="text">
      <style:text-properties style:text-underline-style="none" fo:font-weight="normal" officeooo:rsid="067f9936" style:font-weight-asian="normal" style:font-weight-complex="normal"/>
    </style:style>
    <style:style style:name="T461" style:family="text">
      <style:text-properties style:text-underline-style="none" fo:font-weight="normal" officeooo:rsid="0406004a" style:font-weight-asian="normal" style:font-weight-complex="normal"/>
    </style:style>
    <style:style style:name="T462" style:family="text">
      <style:text-properties style:text-underline-style="none" fo:font-weight="normal" officeooo:rsid="04108a53" style:font-weight-asian="normal" style:font-weight-complex="normal"/>
    </style:style>
    <style:style style:name="T463" style:family="text">
      <style:text-properties style:text-underline-style="none" fo:font-weight="normal" officeooo:rsid="0e0e0ca7" style:font-weight-asian="normal" style:font-weight-complex="normal"/>
    </style:style>
    <style:style style:name="T464" style:family="text">
      <style:text-properties style:text-underline-style="none" fo:font-weight="normal" officeooo:rsid="070144fc" style:font-weight-asian="normal" style:font-weight-complex="normal"/>
    </style:style>
    <style:style style:name="T465" style:family="text">
      <style:text-properties style:text-underline-style="none" fo:font-weight="normal" officeooo:rsid="06a3703f" style:font-weight-asian="normal" style:font-weight-complex="normal"/>
    </style:style>
    <style:style style:name="T466" style:family="text">
      <style:text-properties style:text-underline-style="none" fo:font-weight="normal" officeooo:rsid="06add1e4" style:font-weight-asian="normal" style:font-weight-complex="normal"/>
    </style:style>
    <style:style style:name="T467" style:family="text">
      <style:text-properties style:text-underline-style="none" fo:font-weight="normal" officeooo:rsid="069a463a" style:font-weight-asian="normal" style:font-weight-complex="normal"/>
    </style:style>
    <style:style style:name="T468" style:family="text">
      <style:text-properties style:text-underline-style="none" fo:font-weight="normal" officeooo:rsid="0a008aac" style:font-weight-asian="normal" style:font-weight-complex="normal"/>
    </style:style>
    <style:style style:name="T469" style:family="text">
      <style:text-properties style:text-underline-style="none" fo:font-weight="normal" officeooo:rsid="0850567a" style:font-weight-asian="normal" style:font-weight-complex="normal"/>
    </style:style>
    <style:style style:name="T470" style:family="text">
      <style:text-properties style:text-underline-style="none" fo:font-weight="normal" officeooo:rsid="084c1035" style:font-weight-asian="normal" style:font-weight-complex="normal"/>
    </style:style>
    <style:style style:name="T471" style:family="text">
      <style:text-properties style:text-underline-style="none" fo:font-weight="normal" officeooo:rsid="0a01bf1b" style:font-weight-asian="normal" style:font-weight-complex="normal"/>
    </style:style>
    <style:style style:name="T472" style:family="text">
      <style:text-properties style:text-underline-style="none" fo:font-weight="normal" officeooo:rsid="07c21354" style:font-weight-asian="normal" style:font-weight-complex="normal"/>
    </style:style>
    <style:style style:name="T473" style:family="text">
      <style:text-properties style:text-underline-style="none" fo:font-weight="normal" officeooo:rsid="0a0708ec" style:font-weight-asian="normal" style:font-weight-complex="normal"/>
    </style:style>
    <style:style style:name="T474" style:family="text">
      <style:text-properties style:text-underline-style="none" fo:font-weight="normal" officeooo:rsid="0a07c087" style:font-weight-asian="normal" style:font-weight-complex="normal"/>
    </style:style>
    <style:style style:name="T475" style:family="text">
      <style:text-properties style:text-underline-style="none" fo:font-weight="normal" officeooo:rsid="0406819f" style:font-weight-asian="normal" style:font-weight-complex="normal"/>
    </style:style>
    <style:style style:name="T476" style:family="text">
      <style:text-properties style:text-underline-style="none" fo:font-weight="normal" officeooo:rsid="08b94969" style:font-weight-asian="normal" style:font-weight-complex="normal"/>
    </style:style>
    <style:style style:name="T477" style:family="text">
      <style:text-properties style:text-underline-style="none" fo:font-weight="normal" officeooo:rsid="08a23978" style:font-weight-asian="normal" style:font-weight-complex="normal"/>
    </style:style>
    <style:style style:name="T478" style:family="text">
      <style:text-properties style:text-underline-style="none" fo:font-weight="normal" officeooo:rsid="06bc7c5f" style:font-weight-asian="normal" style:font-weight-complex="normal"/>
    </style:style>
    <style:style style:name="T479" style:family="text">
      <style:text-properties style:text-underline-style="none" fo:font-weight="normal" officeooo:rsid="068aaaf9" style:font-weight-asian="normal" style:font-weight-complex="normal"/>
    </style:style>
    <style:style style:name="T480" style:family="text">
      <style:text-properties style:text-underline-style="none" fo:font-weight="normal" officeooo:rsid="00a71900" style:font-weight-asian="normal" style:font-weight-complex="normal"/>
    </style:style>
    <style:style style:name="T481" style:family="text">
      <style:text-properties style:text-underline-style="none" fo:font-weight="normal" officeooo:rsid="014de3f6" style:font-weight-asian="normal" style:font-weight-complex="normal"/>
    </style:style>
    <style:style style:name="T482" style:family="text">
      <style:text-properties style:text-underline-style="none" fo:font-weight="normal" officeooo:rsid="01783e65" style:font-weight-asian="normal" style:font-weight-complex="normal"/>
    </style:style>
    <style:style style:name="T483" style:family="text">
      <style:text-properties style:text-underline-style="none" fo:font-weight="normal" officeooo:rsid="0231bd75" style:font-weight-asian="normal" style:font-weight-complex="normal"/>
    </style:style>
    <style:style style:name="T484" style:family="text">
      <style:text-properties style:text-underline-style="none" fo:font-weight="normal" officeooo:rsid="0164c162" style:font-weight-asian="normal" style:font-weight-complex="normal"/>
    </style:style>
    <style:style style:name="T485" style:family="text">
      <style:text-properties style:text-underline-style="none" fo:font-weight="normal" officeooo:rsid="01fd3e75" style:font-weight-asian="normal" style:font-weight-complex="normal"/>
    </style:style>
    <style:style style:name="T486" style:family="text">
      <style:text-properties style:text-underline-style="none" fo:font-weight="normal" officeooo:rsid="025152ee" style:font-weight-asian="normal" style:font-weight-complex="normal"/>
    </style:style>
    <style:style style:name="T487" style:family="text">
      <style:text-properties style:text-underline-style="none" fo:font-weight="normal" officeooo:rsid="00ef5dac" style:font-weight-asian="normal" style:font-weight-complex="normal"/>
    </style:style>
    <style:style style:name="T488" style:family="text">
      <style:text-properties style:text-underline-style="none" fo:font-weight="normal" officeooo:rsid="02577e94" style:font-weight-asian="normal" style:font-weight-complex="normal"/>
    </style:style>
    <style:style style:name="T489" style:family="text">
      <style:text-properties style:text-underline-style="none" fo:font-weight="normal" officeooo:rsid="06dadc0a" style:font-weight-asian="normal" style:font-weight-complex="normal"/>
    </style:style>
    <style:style style:name="T490" style:family="text">
      <style:text-properties style:text-underline-style="none" fo:font-weight="normal" officeooo:rsid="0165a9ee" style:font-weight-asian="normal" style:font-weight-complex="normal"/>
    </style:style>
    <style:style style:name="T491" style:family="text">
      <style:text-properties style:text-underline-style="none" fo:font-weight="normal" officeooo:rsid="01818bca" style:font-weight-asian="normal" style:font-weight-complex="normal"/>
    </style:style>
    <style:style style:name="T492" style:family="text">
      <style:text-properties style:text-underline-style="none" fo:font-weight="normal" officeooo:rsid="0168f1c1" style:font-weight-asian="normal" style:font-weight-complex="normal"/>
    </style:style>
    <style:style style:name="T493" style:family="text">
      <style:text-properties style:text-underline-style="none" fo:font-weight="normal" officeooo:rsid="017ffa4f" style:font-weight-asian="normal" style:font-weight-complex="normal"/>
    </style:style>
    <style:style style:name="T494" style:family="text">
      <style:text-properties style:text-underline-style="none" fo:font-weight="normal" officeooo:rsid="01cd2611" style:font-weight-asian="normal" style:font-weight-complex="normal"/>
    </style:style>
    <style:style style:name="T495" style:family="text">
      <style:text-properties style:text-underline-style="none" fo:font-weight="normal" officeooo:rsid="023af887" style:font-weight-asian="normal" style:font-weight-complex="normal"/>
    </style:style>
    <style:style style:name="T496" style:family="text">
      <style:text-properties style:text-underline-style="none" fo:font-weight="normal" officeooo:rsid="0275f7f6" style:font-weight-asian="normal" style:font-weight-complex="normal"/>
    </style:style>
    <style:style style:name="T497" style:family="text">
      <style:text-properties style:text-underline-style="none" fo:font-weight="normal" officeooo:rsid="029ae6a3" style:font-weight-asian="normal" style:font-weight-complex="normal"/>
    </style:style>
    <style:style style:name="T498" style:family="text">
      <style:text-properties style:text-underline-style="none" fo:font-weight="normal" officeooo:rsid="02a5049e" style:font-weight-asian="normal" style:font-weight-complex="normal"/>
    </style:style>
    <style:style style:name="T499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500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1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02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03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04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05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06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07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25b18e7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fo:font-weight="normal" officeooo:rsid="025c691f" style:font-name-asian="TimesNewRomanPSMT" style:font-weight-asian="normal" style:font-name-complex="TimesNewRomanPSMT" style:font-weight-complex="normal"/>
    </style:style>
    <style:style style:name="T510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11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12" style:family="text">
      <style:text-properties style:text-underline-style="none" officeooo:rsid="042b9603"/>
    </style:style>
    <style:style style:name="T513" style:family="text">
      <style:text-properties style:text-underline-style="none" officeooo:rsid="041ac83a"/>
    </style:style>
    <style:style style:name="T514" style:family="text">
      <style:text-properties style:text-underline-style="none" officeooo:rsid="0577c42f"/>
    </style:style>
    <style:style style:name="T515" style:family="text">
      <style:text-properties style:text-underline-style="none" officeooo:rsid="0fd59118" style:font-name-complex="Arial1"/>
    </style:style>
    <style:style style:name="T516" style:family="text">
      <style:text-properties style:text-underline-style="none" officeooo:rsid="1262499f" style:font-name-complex="Arial1"/>
    </style:style>
    <style:style style:name="T517" style:family="text">
      <style:text-properties style:text-underline-style="none" officeooo:rsid="0fcadcbe" style:font-name-complex="Arial1"/>
    </style:style>
    <style:style style:name="T518" style:family="text">
      <style:text-properties style:text-underline-style="none" officeooo:rsid="0cf0bf36" style:font-name-complex="Arial1"/>
    </style:style>
    <style:style style:name="T519" style:family="text">
      <style:text-properties style:text-underline-style="none" officeooo:rsid="13d0b9ad" style:font-name-complex="Arial1"/>
    </style:style>
    <style:style style:name="T520" style:family="text">
      <style:text-properties style:text-underline-style="none" officeooo:rsid="0ab6cd50" style:font-name-complex="Arial1"/>
    </style:style>
    <style:style style:name="T521" style:family="text">
      <style:text-properties style:text-underline-style="none" officeooo:rsid="13c1991a" style:font-name-complex="Arial1"/>
    </style:style>
    <style:style style:name="T522" style:family="text">
      <style:text-properties style:text-underline-style="none" officeooo:rsid="0fd6c083" style:font-name-complex="Arial1"/>
    </style:style>
    <style:style style:name="T523" style:family="text">
      <style:text-properties style:text-underline-style="none" officeooo:rsid="0fd5ec6d" style:font-name-complex="Arial1"/>
    </style:style>
    <style:style style:name="T524" style:family="text">
      <style:text-properties style:text-underline-style="none" officeooo:rsid="0107fbf3" style:font-name-complex="Arial1"/>
    </style:style>
    <style:style style:name="T525" style:family="text">
      <style:text-properties style:text-underline-style="none" officeooo:rsid="08702bdf" style:font-name-complex="Arial1"/>
    </style:style>
    <style:style style:name="T526" style:family="text">
      <style:text-properties style:text-underline-style="none" officeooo:rsid="02677d17" style:font-name-complex="Arial1"/>
    </style:style>
    <style:style style:name="T527" style:family="text">
      <style:text-properties style:text-underline-style="none" officeooo:rsid="0b107c72" style:font-name-complex="Arial1"/>
    </style:style>
    <style:style style:name="T528" style:family="text">
      <style:text-properties style:text-underline-style="none" officeooo:rsid="0d2c7e69" style:font-name-complex="Arial1"/>
    </style:style>
    <style:style style:name="T529" style:family="text">
      <style:text-properties style:text-underline-style="none" officeooo:rsid="13d1de22" style:font-name-complex="Arial1"/>
    </style:style>
    <style:style style:name="T530" style:family="text">
      <style:text-properties style:text-underline-style="none" officeooo:rsid="01f13009" style:font-name-complex="Arial1"/>
    </style:style>
    <style:style style:name="T531" style:family="text">
      <style:text-properties style:text-underline-style="none" officeooo:rsid="0766ac7e" style:font-name-complex="Arial1"/>
    </style:style>
    <style:style style:name="T532" style:family="text">
      <style:text-properties style:text-underline-style="none" officeooo:rsid="0aa8a0fd" style:font-name-complex="Arial1"/>
    </style:style>
    <style:style style:name="T533" style:family="text">
      <style:text-properties style:text-underline-style="none" officeooo:rsid="0c1eb01a" style:font-name-complex="Arial1"/>
    </style:style>
    <style:style style:name="T534" style:family="text">
      <style:text-properties style:text-underline-style="none" officeooo:rsid="011afad5" style:font-name-complex="Arial1"/>
    </style:style>
    <style:style style:name="T535" style:family="text">
      <style:text-properties style:text-underline-style="none" officeooo:rsid="0d2e804f" style:font-name-complex="Arial1"/>
    </style:style>
    <style:style style:name="T536" style:family="text">
      <style:text-properties style:text-underline-style="none" officeooo:rsid="0d2f4e76" style:font-name-complex="Arial1"/>
    </style:style>
    <style:style style:name="T537" style:family="text">
      <style:text-properties style:text-underline-style="none" officeooo:rsid="02b09095" style:font-name-complex="Arial1"/>
    </style:style>
    <style:style style:name="T538" style:family="text">
      <style:text-properties style:text-underline-style="none" officeooo:rsid="02b2d261" style:font-name-complex="Arial1"/>
    </style:style>
    <style:style style:name="T539" style:family="text">
      <style:text-properties style:text-underline-style="none" fo:font-weight="bold" style:font-weight-asian="bold" style:font-weight-complex="bold"/>
    </style:style>
    <style:style style:name="T540" style:family="text">
      <style:text-properties style:text-underline-style="none" fo:font-weight="bold" officeooo:rsid="0406819f" style:font-weight-asian="bold" style:font-weight-complex="bold"/>
    </style:style>
    <style:style style:name="T541" style:family="text">
      <style:text-properties style:text-underline-style="none" officeooo:rsid="075168ef"/>
    </style:style>
    <style:style style:name="T542" style:family="text">
      <style:text-properties style:text-underline-style="none" officeooo:rsid="05ac6194"/>
    </style:style>
    <style:style style:name="T543" style:family="text">
      <style:text-properties style:text-underline-style="none" officeooo:rsid="07cb7873"/>
    </style:style>
    <style:style style:name="T544" style:family="text">
      <style:text-properties officeooo:rsid="004903cc"/>
    </style:style>
    <style:style style:name="T545" style:family="text">
      <style:text-properties style:font-name-complex="Arial1"/>
    </style:style>
    <style:style style:name="T546" style:family="text">
      <style:text-properties officeooo:rsid="057629d4" style:font-name-complex="Arial1"/>
    </style:style>
    <style:style style:name="T547" style:family="text">
      <style:text-properties officeooo:rsid="0cca5b0e" style:font-name-complex="Arial1"/>
    </style:style>
    <style:style style:name="T548" style:family="text">
      <style:text-properties officeooo:rsid="0fdbaba8" style:font-name-complex="Arial1"/>
    </style:style>
    <style:style style:name="T549" style:family="text">
      <style:text-properties officeooo:rsid="09f4664e" style:font-name-complex="Arial1"/>
    </style:style>
    <style:style style:name="T550" style:family="text">
      <style:text-properties officeooo:rsid="00944c32" style:font-name-complex="Arial1"/>
    </style:style>
    <style:style style:name="T551" style:family="text">
      <style:text-properties officeooo:rsid="00a57646" style:font-name-complex="Arial1"/>
    </style:style>
    <style:style style:name="T552" style:family="text">
      <style:text-properties officeooo:rsid="003b8c87" style:font-name-complex="Arial1"/>
    </style:style>
    <style:style style:name="T553" style:family="text">
      <style:text-properties officeooo:rsid="00a98c5f" style:font-name-complex="Arial1"/>
    </style:style>
    <style:style style:name="T554" style:family="text">
      <style:text-properties officeooo:rsid="08ef4c9f" style:font-name-complex="Arial1"/>
    </style:style>
    <style:style style:name="T555" style:family="text">
      <style:text-properties officeooo:rsid="0139dc55" style:font-name-complex="Arial1"/>
    </style:style>
    <style:style style:name="T556" style:family="text">
      <style:text-properties officeooo:rsid="018b632d" style:font-name-complex="Arial1"/>
    </style:style>
    <style:style style:name="T557" style:family="text">
      <style:text-properties officeooo:rsid="01a6503b" style:font-name-complex="Arial1"/>
    </style:style>
    <style:style style:name="T558" style:family="text">
      <style:text-properties officeooo:rsid="028a896a" style:font-name-complex="Arial1"/>
    </style:style>
    <style:style style:name="T559" style:family="text">
      <style:text-properties officeooo:rsid="02b09095" style:font-name-complex="Arial1"/>
    </style:style>
    <style:style style:name="T560" style:family="text">
      <style:text-properties officeooo:rsid="02d53c52" style:font-name-complex="Arial1"/>
    </style:style>
    <style:style style:name="T561" style:family="text">
      <style:text-properties style:font-name-asian="TimesNewRomanPSMT" style:font-name-complex="TimesNewRomanPSMT"/>
    </style:style>
    <style:style style:name="T562" style:family="text">
      <style:text-properties officeooo:rsid="0c785783" style:font-name-asian="TimesNewRomanPSMT" style:font-name-complex="TimesNewRomanPSMT"/>
    </style:style>
    <style:style style:name="T563" style:family="text">
      <style:text-properties officeooo:rsid="0c0ab61c" style:font-name-asian="TimesNewRomanPSMT" style:font-name-complex="TimesNewRomanPSMT"/>
    </style:style>
    <style:style style:name="T564" style:family="text">
      <style:text-properties officeooo:rsid="05a63105" style:font-name-asian="TimesNewRomanPSMT" style:font-name-complex="TimesNewRomanPSMT"/>
    </style:style>
    <style:style style:name="T565" style:family="text">
      <style:text-properties officeooo:rsid="014de3f6" style:font-name-asian="TimesNewRomanPSMT" style:font-name-complex="TimesNewRomanPSMT"/>
    </style:style>
    <style:style style:name="T566" style:family="text">
      <style:text-properties officeooo:rsid="01c41317" style:font-name-asian="TimesNewRomanPSMT" style:font-name-complex="TimesNewRomanPSMT"/>
    </style:style>
    <style:style style:name="T567" style:family="text">
      <style:text-properties officeooo:rsid="024ebc55" style:font-name-asian="TimesNewRomanPSMT" style:font-name-complex="TimesNewRomanPSMT"/>
    </style:style>
    <style:style style:name="T568" style:family="text">
      <style:text-properties officeooo:rsid="041bf7a6" style:font-name-asian="TimesNewRomanPSMT" style:font-name-complex="TimesNewRomanPSMT"/>
    </style:style>
    <style:style style:name="T569" style:family="text">
      <style:text-properties officeooo:rsid="041b1a90" style:font-name-asian="TimesNewRomanPSMT" style:font-name-complex="TimesNewRomanPSMT"/>
    </style:style>
    <style:style style:name="T570" style:family="text">
      <style:text-properties officeooo:rsid="03b5ad67" style:font-name-asian="TimesNewRomanPSMT" style:font-name-complex="TimesNewRomanPSMT"/>
    </style:style>
    <style:style style:name="T571" style:family="text">
      <style:text-properties officeooo:rsid="03b79783" style:font-name-asian="TimesNewRomanPSMT" style:font-name-complex="TimesNewRomanPSMT"/>
    </style:style>
    <style:style style:name="T572" style:family="text">
      <style:text-properties officeooo:rsid="02c8badb" style:font-name-asian="TimesNewRomanPSMT" style:font-name-complex="TimesNewRomanPSMT"/>
    </style:style>
    <style:style style:name="T573" style:family="text">
      <style:text-properties officeooo:rsid="0303ed6a" style:font-name-asian="TimesNewRomanPSMT" style:font-name-complex="TimesNewRomanPSMT"/>
    </style:style>
    <style:style style:name="T574" style:family="text">
      <style:text-properties officeooo:rsid="029302be" style:font-name-asian="TimesNewRomanPSMT" style:font-name-complex="TimesNewRomanPSMT"/>
    </style:style>
    <style:style style:name="T575" style:family="text">
      <style:text-properties officeooo:rsid="0298f726" style:font-name-asian="TimesNewRomanPSMT" style:font-name-complex="TimesNewRomanPSMT"/>
    </style:style>
    <style:style style:name="T576" style:family="text">
      <style:text-properties fo:font-style="italic" style:font-name-asian="TimesNewRomanPSMT" style:font-style-asian="italic" style:font-name-complex="TimesNewRomanPSMT" style:font-style-complex="italic"/>
    </style:style>
    <style:style style:name="T577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78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79" style:family="text">
      <style:text-properties fo:font-style="italic" style:text-underline-style="none" style:font-style-asian="italic" style:font-style-complex="italic"/>
    </style:style>
    <style:style style:name="T580" style:family="text">
      <style:text-properties fo:font-style="italic" style:text-underline-style="none" officeooo:rsid="057608b7" style:font-style-asian="italic" style:font-style-complex="italic"/>
    </style:style>
    <style:style style:name="T581" style:family="text">
      <style:text-properties fo:font-style="italic" style:text-underline-style="none" officeooo:rsid="0577973f" style:font-style-asian="italic" style:font-style-complex="italic"/>
    </style:style>
    <style:style style:name="T582" style:family="text">
      <style:text-properties fo:font-style="italic" style:text-underline-style="none" officeooo:rsid="05ab2bce" style:font-style-asian="italic" style:font-style-complex="italic"/>
    </style:style>
    <style:style style:name="T583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89" style:family="text">
      <style:text-properties officeooo:rsid="006cb99b"/>
    </style:style>
    <style:style style:name="T590" style:family="text">
      <style:text-properties officeooo:rsid="00d93405"/>
    </style:style>
    <style:style style:name="T591" style:family="text">
      <style:text-properties style:text-underline-style="solid" style:text-underline-width="auto" style:text-underline-color="font-color"/>
    </style:style>
    <style:style style:name="T59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3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94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95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96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97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98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99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00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01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02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03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04" style:family="text">
      <style:text-properties style:text-underline-style="solid" style:text-underline-width="auto" style:text-underline-color="font-color" fo:font-weight="normal" officeooo:rsid="025b18e7" style:font-name-asian="TimesNewRomanPSMT" style:font-weight-asian="normal" style:font-name-complex="TimesNewRomanPSMT" style:font-weight-complex="normal"/>
    </style:style>
    <style:style style:name="T605" style:family="text">
      <style:text-properties style:text-underline-style="solid" style:text-underline-width="auto" style:text-underline-color="font-color" officeooo:rsid="0044cfad"/>
    </style:style>
    <style:style style:name="T606" style:family="text">
      <style:text-properties style:text-underline-style="solid" style:text-underline-width="auto" style:text-underline-color="font-color" officeooo:rsid="00923967"/>
    </style:style>
    <style:style style:name="T607" style:family="text">
      <style:text-properties style:text-underline-style="solid" style:text-underline-width="auto" style:text-underline-color="font-color" officeooo:rsid="00391b97"/>
    </style:style>
    <style:style style:name="T608" style:family="text">
      <style:text-properties style:text-underline-style="solid" style:text-underline-width="auto" style:text-underline-color="font-color" officeooo:rsid="01599fff"/>
    </style:style>
    <style:style style:name="T609" style:family="text">
      <style:text-properties officeooo:rsid="00832ef3"/>
    </style:style>
    <style:style style:name="T610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1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2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3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4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5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bb72f70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font-style="normal" style:text-underline-style="none" fo:font-weight="normal" officeooo:rsid="128182e6" style:font-size-asian="11pt" style:font-style-asian="normal" style:font-weight-asian="normal" style:font-size-complex="11pt" style:font-style-complex="normal" style:font-weight-complex="normal"/>
    </style:style>
    <style:style style:name="T639" style:family="text">
      <style:text-properties style:font-name="Times New Roman" fo:font-size="11pt" fo:font-style="normal" style:text-underline-style="none" fo:font-weight="normal" officeooo:rsid="031a6435" style:font-size-asian="11pt" style:font-style-asian="normal" style:font-weight-asian="normal" style:font-size-complex="11pt" style:font-style-complex="normal" style:font-weight-complex="normal"/>
    </style:style>
    <style:style style:name="T640" style:family="text">
      <style:text-properties style:font-name="Times New Roman" fo:font-size="11pt" fo:font-style="normal" style:text-underline-style="none" fo:font-weight="normal" officeooo:rsid="0319eb22" style:font-size-asian="11pt" style:font-style-asian="normal" style:font-weight-asian="normal" style:font-size-complex="11pt" style:font-style-complex="normal" style:font-weight-complex="normal"/>
    </style:style>
    <style:style style:name="T641" style:family="text">
      <style:text-properties style:font-name="Times New Roman" fo:font-size="11pt" fo:font-style="normal" style:text-underline-style="none" fo:font-weight="normal" officeooo:rsid="031b3c80" style:font-size-asian="11pt" style:font-style-asian="normal" style:font-weight-asian="normal" style:font-size-complex="11pt" style:font-style-complex="normal" style:font-weight-complex="normal"/>
    </style:style>
    <style:style style:name="T642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43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4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5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6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7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8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9" style:family="text">
      <style:text-properties style:font-name="Times New Roman" fo:font-size="11pt" fo:language="en" fo:country="GB" fo:font-style="normal" style:text-underline-style="none" fo:font-weight="normal" officeooo:rsid="04b4d16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0" style:family="text">
      <style:text-properties style:font-name="Times New Roman" fo:font-size="11pt" fo:language="en" fo:country="GB" fo:font-style="normal" style:text-underline-style="none" fo:font-weight="normal" officeooo:rsid="09d15ad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1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2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53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4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5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56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57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58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59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60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61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62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63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64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65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66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67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68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69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0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71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72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73" style:family="text">
      <style:text-properties style:font-name="Times New Roman" fo:font-size="11pt" style:font-size-asian="11pt" style:font-size-complex="11pt"/>
    </style:style>
    <style:style style:name="T674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75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76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77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78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79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80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81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82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83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84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85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86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87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88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89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90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91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92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93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94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5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96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97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98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9" style:family="text">
      <style:text-properties officeooo:rsid="00923967"/>
    </style:style>
    <style:style style:name="T700" style:family="text">
      <style:text-properties officeooo:rsid="053de042"/>
    </style:style>
    <style:style style:name="T701" style:family="text">
      <style:text-properties officeooo:rsid="00ac3973"/>
    </style:style>
    <style:style style:name="T702" style:family="text">
      <style:text-properties officeooo:rsid="00d7d8df"/>
    </style:style>
    <style:style style:name="T703" style:family="text">
      <style:text-properties officeooo:rsid="00d92337"/>
    </style:style>
    <style:style style:name="T704" style:family="text">
      <style:text-properties officeooo:rsid="0137f45c"/>
    </style:style>
    <style:style style:name="T705" style:family="text">
      <style:text-properties officeooo:rsid="0b6dcd91"/>
    </style:style>
    <style:style style:name="T706" style:family="text">
      <style:text-properties officeooo:rsid="013d192b"/>
    </style:style>
    <style:style style:name="T707" style:family="text">
      <style:text-properties officeooo:rsid="08978b8b"/>
    </style:style>
    <style:style style:name="T708" style:family="text">
      <style:text-properties officeooo:rsid="0e1120df"/>
    </style:style>
    <style:style style:name="T709" style:family="text">
      <style:text-properties officeooo:rsid="102f39d3"/>
    </style:style>
    <style:style style:name="T710" style:family="text">
      <style:text-properties officeooo:rsid="07b786e0"/>
    </style:style>
    <style:style style:name="T711" style:family="text">
      <style:text-properties officeooo:rsid="0e0efa14"/>
    </style:style>
    <style:style style:name="T712" style:family="text">
      <style:text-properties officeooo:rsid="053c226f"/>
    </style:style>
    <style:style style:name="T713" style:family="text">
      <style:text-properties officeooo:rsid="06aeab68"/>
    </style:style>
    <style:style style:name="T714" style:family="text">
      <style:text-properties officeooo:rsid="01f65f19"/>
    </style:style>
    <style:style style:name="T715" style:family="text">
      <style:text-properties officeooo:rsid="023c36f7"/>
    </style:style>
    <style:style style:name="T716" style:family="text">
      <style:text-properties officeooo:rsid="01cda42d"/>
    </style:style>
    <style:style style:name="T717" style:family="text">
      <style:text-properties officeooo:rsid="0275f7f6"/>
    </style:style>
    <style:style style:name="T718" style:family="text">
      <style:text-properties fo:font-size="12pt" style:text-underline-style="solid" style:text-underline-width="auto" style:text-underline-color="font-color" fo:font-weight="normal" officeooo:rsid="025b18e7" style:font-name-asian="TimesNewRomanPSMT" style:font-size-asian="12pt" style:font-weight-asian="normal" style:font-name-complex="TimesNewRomanPSMT" style:font-size-complex="12pt" style:font-weight-complex="normal"/>
    </style:style>
    <style:style style:name="T719" style:family="text">
      <style:text-properties fo:font-size="12pt" style:text-underline-style="solid" style:text-underline-width="auto" style:text-underline-color="font-color" fo:font-weight="normal" officeooo:rsid="025aae24" style:font-name-asian="TimesNewRomanPSMT" style:font-size-asian="12pt" style:font-weight-asian="normal" style:font-name-complex="TimesNewRomanPSMT" style:font-size-complex="12pt" style:font-weight-complex="normal"/>
    </style:style>
    <style:style style:name="T720" style:family="text">
      <style:text-properties fo:font-size="12pt" style:text-underline-style="solid" style:text-underline-width="auto" style:text-underline-color="font-color" fo:font-weight="normal" officeooo:rsid="0168f1c1" style:font-name-asian="TimesNewRomanPSMT" style:font-size-asian="12pt" style:font-weight-asian="normal" style:font-name-complex="TimesNewRomanPSMT" style:font-size-complex="12pt" style:font-weight-complex="normal"/>
    </style:style>
    <style:style style:name="T721" style:family="text">
      <style:text-properties fo:font-size="12pt" style:text-underline-style="none" fo:font-weight="normal" officeooo:rsid="025b18e7" style:font-name-asian="TimesNewRomanPSMT" style:font-size-asian="12pt" style:font-weight-asian="normal" style:font-name-complex="TimesNewRomanPSMT" style:font-size-complex="12pt" style:font-weight-complex="normal"/>
    </style:style>
    <style:style style:name="T722" style:family="text">
      <style:text-properties fo:font-size="12pt" style:text-underline-style="none" fo:font-weight="normal" officeooo:rsid="025c691f" style:font-name-asian="TimesNewRomanPSMT" style:font-size-asian="12pt" style:font-weight-asian="normal" style:font-name-complex="TimesNewRomanPSMT" style:font-size-complex="12pt" style:font-weight-complex="normal"/>
    </style:style>
    <style:style style:name="T723" style:family="text">
      <style:text-properties fo:font-size="12pt" style:text-underline-style="none" fo:font-weight="normal" officeooo:rsid="0168f1c1" style:font-name-asian="TimesNewRomanPSMT" style:font-size-asian="12pt" style:font-weight-asian="normal" style:font-name-complex="TimesNewRomanPSMT" style:font-size-complex="12pt" style:font-weight-complex="normal"/>
    </style:style>
    <style:style style:name="T724" style:family="text">
      <style:text-properties fo:font-size="12pt" style:text-underline-style="none" fo:font-weight="normal" officeooo:rsid="025aae24" style:font-name-asian="TimesNewRomanPSMT" style:font-size-asian="12pt" style:font-weight-asian="normal" style:font-name-complex="TimesNewRomanPSMT" style:font-size-complex="12pt" style:font-weight-complex="normal"/>
    </style:style>
    <style:style style:name="T725" style:family="text">
      <style:text-properties fo:font-size="12pt" style:text-underline-style="none" fo:font-weight="normal" officeooo:rsid="02d6f9a2" style:font-name-asian="TimesNewRomanPSMT" style:font-size-asian="12pt" style:font-weight-asian="normal" style:font-name-complex="TimesNewRomanPSMT" style:font-size-complex="12pt" style:font-weight-complex="normal"/>
    </style:style>
    <style:style style:name="T726" style:family="text">
      <style:text-properties fo:font-size="12pt" fo:letter-spacing="0.002in" fo:font-style="normal" style:text-underline-style="none" fo:font-weight="normal" officeooo:rsid="042df8f9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27" style:family="text">
      <style:text-properties fo:font-size="12pt" fo:letter-spacing="0.002in" fo:font-style="normal" style:text-underline-style="none" fo:font-weight="normal" officeooo:rsid="154bb679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28" style:family="text">
      <style:text-properties fo:font-size="12pt" fo:letter-spacing="0.002in" fo:font-style="normal" style:text-underline-style="none" fo:font-weight="normal" officeooo:rsid="042f5b4d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29" style:family="text">
      <style:text-properties fo:font-size="12pt" fo:letter-spacing="0.002in" fo:font-style="normal" style:text-underline-style="none" fo:font-weight="normal" officeooo:rsid="0467c9bb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30" style:family="text">
      <style:text-properties fo:font-size="12pt" fo:letter-spacing="0.002in" fo:font-style="normal" style:text-underline-style="none" fo:font-weight="normal" officeooo:rsid="13974e93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31" style:family="text">
      <style:text-properties fo:font-size="12pt" fo:letter-spacing="0.002in" fo:font-style="normal" style:text-underline-style="none" fo:font-weight="normal" officeooo:rsid="0e4a5358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32" style:family="text">
      <style:text-properties fo:font-size="12pt" fo:letter-spacing="0.002in" fo:font-style="normal" style:text-underline-style="none" fo:font-weight="normal" officeooo:rsid="02d6f9a2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33" style:family="text">
      <style:text-properties fo:font-size="12pt" fo:letter-spacing="0.002in" fo:font-style="normal" style:text-underline-style="solid" style:text-underline-width="auto" style:text-underline-color="font-color" fo:font-weight="normal" officeooo:rsid="042df8f9" style:font-name-asian="TimesNewRomanPSMT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1">Name<text:tab/><text:tab/><text:tab/>-<text:tab/></text:span><text:span text:style-name="T20">Lahti, </text:span><text:span text:style-name="T46">Leo</text:span><text:span text:style-name="T20"> </text:span><text:span text:style-name="T22">M.</text:span></text:p>
      <text:p text:style-name="P5"><text:span text:style-name="T48">Birth d</text:span><text:span text:style-name="T20">ate and place <text:tab/>-<text:tab/>2</text:span><text:span text:style-name="T50">nd</text:span><text:span text:style-name="T20"> July, 1979 in Turku, Finland</text:span></text:p>
      <text:p text:style-name="P5">Nationality<text:tab/><text:tab/>-<text:tab/>Finnish</text:p>
      <text:p text:style-name="P4"><text:span text:style-name="T179">Research h</text:span><text:span text:style-name="T178">omepage<text:tab/>-<text:tab/></text:span><text:a xlink:type="simple" xlink:href="http://www.iki.fi/Leo.Lahti" text:style-name="Internet_20_link" text:visited-style-name="Visited_20_Internet_20_Link"><text:span text:style-name="Internet_20_link"><text:span text:style-name="T180">http://www.iki.fi/Leo.Lahti</text:span></text:span></text:a></text:p>
      <text:p text:style-name="P6"><text:span text:style-name="T20">Researcher identifier <text:s/><text:tab/></text:span><text:span text:style-name="T49">- <text:tab/></text:span><text:span text:style-name="T20">ORCID 0000-0001-5537-637X</text:span></text:p>
      <text:p text:style-name="P6"><text:span text:style-name="T239">L</text:span><text:span text:style-name="T240">anguage Skills<text:tab/>- <text:s/><text:tab/>Finnish (mother tongue); English (fluent); Swedish (good)</text:span></text:p>
      <text:p text:style-name="P7"><text:s/></text:p>
      <text:p text:style-name="P26">Degrees</text:p>
      <text:p text:style-name="P10">Doctor of Science <text:span text:style-name="T714">in </text:span>Technology <text:span text:style-name="T714">(Tekniikan tohtori)</text:span>, <text:span text:style-name="T228">Aalto University</text:span>, <text:span text:style-name="T702">Information and </text:span>Computer Science, <text:span text:style-name="T704">12/2010. </text:span><text:span text:style-name="T551">Machine learning and b</text:span><text:span text:style-name="T552">ioinformatics. </text:span><text:span text:style-name="T705">Thesis</text:span><text:span text:style-name="T339">: </text:span><text:span text:style-name="T340">P</text:span><text:span text:style-name="T339">ass; </text:span><text:span text:style-name="T341">C</text:span><text:span text:style-name="T342">ourse</text:span><text:span text:style-name="T349">s</text:span><text:span text:style-name="T344">:</text:span><text:span text:style-name="T339"> </text:span><text:span text:style-name="T340">P</text:span><text:span text:style-name="T339">ass with distinction</text:span><text:span text:style-name="T347">.</text:span></text:p>
      <text:p text:style-name="P10">Master of Science <text:span text:style-name="T714">in </text:span>Technology <text:span text:style-name="T714">(Diplomi-insinööri)</text:span>, <text:span text:style-name="T228">Helsinki University of Technology</text:span>, <text:span text:style-name="T703">Engineering Physics and Mathematics</text:span>, <text:span text:style-name="T704">12/2003. Major: m</text:span><text:span text:style-name="T552">athematic</text:span><text:span text:style-name="T553">s; minor: </text:span><text:span text:style-name="T555">i</text:span><text:span text:style-name="T553">nformation technology. </text:span><text:span text:style-name="T343">G</text:span><text:span text:style-name="T345">rad</text:span><text:span text:style-name="T343">e</text:span><text:span text:style-name="T346">: </text:span><text:span text:style-name="T340">V</text:span><text:span text:style-name="T346">ery good</text:span><text:span text:style-name="T347">.</text:span></text:p>
      <text:p text:style-name="P27"><text:span text:style-name="T704">Bachelor </text:span>of Science <text:span text:style-name="T714">in Political Sciences </text:span>(<text:span text:style-name="T714">Valtiotieteiden kandidaatti</text:span>), <text:span text:style-name="T228">University of Helsinki</text:span>, <text:span text:style-name="T703">Faculty of Political Sciences 7/2008. </text:span><text:span text:style-name="T322">Practical philosophy; </text:span><text:span text:style-name="T323">minors: </text:span><text:span text:style-name="T324">E</text:span><text:span text:style-name="T323">conomics, </text:span><text:span text:style-name="T324">C</text:span><text:span text:style-name="T323">ommunication</text:span><text:span text:style-name="T322">. </text:span><text:span text:style-name="T325">Thesis: </text:span><text:span text:style-name="T326">E</text:span><text:span text:style-name="T325">xcellent.</text:span></text:p>
      <text:p text:style-name="P28"/>
      <text:p text:style-name="P25">Adjunct <text:span text:style-name="T704">P</text:span>rofessorships / <text:span text:style-name="T704">T</text:span>itle of <text:span text:style-name="T704">D</text:span>ocent</text:p>
      <text:p text:style-name="P9"><text:span text:style-name="T229">Applied Mathematics</text:span>, University of <text:span text:style-name="T229">Turku</text:span>, <text:span text:style-name="T704">9/</text:span>20<text:span text:style-name="T229">15</text:span></text:p>
      <text:p text:style-name="P60"/>
      <text:p text:style-name="P60">Current position</text:p>
      <text:p text:style-name="P59"><text:span text:style-name="T717">9/2016- University of Turku, Mathematics &amp; Statistics. PI / </text:span>Academy of Finland <text:span text:style-name="T609">Research Fellow 2016-2021 </text:span></text:p>
      <text:p text:style-name="P58"><text:span text:style-name="T496">4/2017- </text:span><text:span text:style-name="T453">Blueprint Genetics </text:span><text:span text:style-name="T484">co. </text:span><text:span text:style-name="T453">Scientific advisor, </text:span><text:span text:style-name="T485">machine Learning &amp; AI</text:span></text:p>
      <text:p text:style-name="P61"/>
      <text:p text:style-name="P20">Previous positions <text:span text:style-name="T271">(for the gaps, see international experience)</text:span></text:p>
      <text:p text:style-name="P33"><text:span text:style-name="T86">9/</text:span><text:span text:style-name="T79">2012-</text:span><text:span text:style-name="T86">8/</text:span><text:span text:style-name="T79">2015 </text:span><text:span text:style-name="T87">(</text:span><text:span text:style-name="T80">3 years</text:span><text:span text:style-name="T87">) </text:span><text:span text:style-name="T79">Postdoc. Academy of Finland.</text:span><text:span text:style-name="T80"> </text:span><text:span text:style-name="T90">Veterinary Biosciences, </text:span><text:span text:style-name="T231">University of Helsinki</text:span></text:p>
      <text:p text:style-name="P34"><text:span text:style-name="T366">3-12/</text:span><text:span text:style-name="T360">2011 (</text:span><text:span text:style-name="T362">9</text:span><text:span text:style-name="T360"> months) </text:span><text:span text:style-name="T361">Postdoc</text:span><text:span text:style-name="T360">. Veterinary Biosciences, University of Helsinki, Finland. TEKES FiDiPro project and Microbial Food Safety Research C</text:span><text:span text:style-name="T367">enter of Excellence</text:span></text:p>
      <text:p text:style-name="P35"><text:span text:style-name="T302">1/</text:span><text:span text:style-name="T287">2</text:span><text:span text:style-name="T293">006-</text:span><text:span text:style-name="T302">2/</text:span><text:span text:style-name="T293">2011 (5 years</text:span><text:span text:style-name="T294">) </text:span><text:span text:style-name="T293">Researcher. Information and Computer science, Aalto University, Finland. Adaptive Informatics Research C</text:span><text:span text:style-name="T291">enter of Excellence, </text:span><text:span text:style-name="T293">Helsinki Institute for Information Technology </text:span><text:span text:style-name="T292">HIIT</text:span></text:p>
      <text:p text:style-name="P36"><text:span text:style-name="T288">9-12/</text:span><text:span text:style-name="T289">2</text:span><text:span text:style-name="T290">005 (4 months) </text:span><text:span text:style-name="T437">R</text:span>esearcher. <text:span text:style-name="T230">University of Helsinki, </text:span>Finland. <text:span text:style-name="T438">Dpt. </text:span>Computer Science </text:p>
      <text:p text:style-name="P36"><text:span text:style-name="T439">9/2004-8/2005 (1 year) Researcher</text:span><text:span text:style-name="T232">. Turku Center for Biotechnology, </text:span><text:span text:style-name="T440">Finland (Civil service)</text:span></text:p>
      <text:p text:style-name="P37"><text:span text:style-name="T440">1/2003-6/2004 (1.5 years) Research assistant</text:span><text:span text:style-name="T241">. Computer and Information Science</text:span><text:span text:style-name="T254">, </text:span><text:span text:style-name="T241">Helsinki University of Technology, </text:span><text:span text:style-name="T590">Finland. Neural Networks Research Center of Excellence</text:span></text:p>
      <text:p text:style-name="P38"><text:span text:style-name="T706">6-8/2000 </text:span><text:span text:style-name="T234">(3 months) </text:span><text:span text:style-name="T233">Programmer. Teleste co. </text:span></text:p>
      <text:p text:style-name="P47"/>
      <text:list xml:id="list73074520" text:style-name="WWNum9">
        <text:list-header>
          <text:p text:style-name="P73"><text:span text:style-name="T558">I</text:span><text:span text:style-name="T554">nternational experience</text:span></text:p>
        </text:list-header>
      </text:list>
      <text:p text:style-name="P68"><text:span text:style-name="T661">12/</text:span><text:span text:style-name="T657">2015-</text:span><text:span text:style-name="T663">8/2018</text:span><text:span text:style-name="T657"> </text:span><text:span text:style-name="T660">(</text:span><text:span text:style-name="T664">&gt;</text:span><text:span text:style-name="T663">2.5</text:span><text:span text:style-name="T660"> year</text:span><text:span text:style-name="T663">s</text:span><text:span text:style-name="T660">) </text:span><text:span text:style-name="T656">Leuven, Belgium. </text:span><text:span text:style-name="T665">Raes Lab </text:span><text:span text:style-name="T666">(human microbiome)</text:span><text:span text:style-name="T665">. </text:span><text:span text:style-name="T658">Visiting </text:span><text:span text:style-name="T657">scholar </text:span><text:span text:style-name="T662">(</text:span><text:span text:style-name="T665">full time</text:span><text:span text:style-name="T662">)</text:span><text:span text:style-name="T657">.</text:span><text:span text:style-name="T659"> </text:span></text:p>
      <text:p text:style-name="P74"><text:span text:style-name="T303">1</text:span><text:span text:style-name="T304">/</text:span><text:span text:style-name="T305">201</text:span><text:span text:style-name="T303">2</text:span><text:span text:style-name="T305">-</text:span><text:span text:style-name="T304">8/</text:span><text:span text:style-name="T305">2015 </text:span><text:span text:style-name="T306">(3.5 years) </text:span><text:span text:style-name="T305">Wageningen, Netherlands. Lab. of Microbiology. </text:span><text:span text:style-name="T92">V</text:span><text:span text:style-name="T310">isiting </text:span><text:span text:style-name="T312">scholar </text:span><text:span text:style-name="T313">(f</text:span><text:span text:style-name="T91">ull time</text:span><text:span text:style-name="T313">)</text:span><text:span text:style-name="T303">. </text:span></text:p>
      <text:p text:style-name="P63"><text:span text:style-name="T353">1</text:span><text:span text:style-name="T352">1/2010-1/2011 </text:span><text:span text:style-name="T357">(3 months) </text:span><text:span text:style-name="T352">European Bioinformatics Institute EBI, UK. </text:span><text:span text:style-name="T103">Visiting </text:span><text:span text:style-name="T104">scholar.</text:span><text:span text:style-name="T105"> </text:span></text:p>
      <text:p text:style-name="P64"><text:span text:style-name="T352">6/2001-8/2001 </text:span><text:span text:style-name="T357">(3 months) </text:span><text:span text:style-name="T352">CERN, Geneva, Switzerland. Research trainee. </text:span></text:p>
      <text:p text:style-name="P66"><text:span text:style-name="T352">7/2002 </text:span><text:span text:style-name="T358">(1.5 months) </text:span><text:span text:style-name="T355">Croatian </text:span><text:span text:style-name="T354">Meteorological Institute, Zagreb, Croatia. </text:span><text:span text:style-name="T352">Summer trainee. </text:span><text:span text:style-name="T354"><text:s/></text:span><text:span text:style-name="T352"><text:s/></text:span></text:p>
      <text:p text:style-name="P67"><text:span text:style-name="T354">9</text:span><text:span text:style-name="T352">-10/2000 </text:span><text:span text:style-name="T357">(2 months) </text:span><text:span text:style-name="T352">Dakshinayan, Bihar, India. </text:span><text:span text:style-name="T359">English t</text:span><text:span text:style-name="T357">eacher.</text:span></text:p>
      <text:p text:style-name="P42"/>
      <text:p text:style-name="P42"/>
      <text:p text:style-name="P42"/>
      <text:p text:style-name="P50"><text:soft-page-break/>Acknowledgments and awards</text:p>
      <text:p text:style-name="P52"><text:span text:style-name="T499">201</text:span><text:span text:style-name="T500">7</text:span><text:span text:style-name="T499"> Open </text:span><text:span text:style-name="T501">S</text:span><text:span text:style-name="T499">cience award. Ministry of Education and Culture, Open Science </text:span><text:span text:style-name="T501">&amp; </text:span><text:span text:style-name="T499">Research Initiative. </text:span><text:span text:style-name="T502">F</text:span><text:span text:style-name="T499">or </text:span><text:span text:style-name="T500">Open Knowledge Finland Open Science work group. </text:span><text:span text:style-name="T507">F</text:span><text:span text:style-name="T500">ounding member, first coordinator, </text:span><text:span text:style-name="T503">active </text:span><text:span text:style-name="T504">contributor</text:span><text:span text:style-name="T500">.</text:span></text:p>
      <text:p text:style-name="P52"><text:span text:style-name="T683">2016 </text:span><text:span text:style-name="T684">Open </text:span><text:span text:style-name="T685">S</text:span><text:span text:style-name="T684">cience award. Open Science </text:span><text:span text:style-name="T686">&amp;</text:span><text:span text:style-name="T684"> Research Initiative, Ministry of Education and Culture</text:span><text:span text:style-name="T687">.</text:span><text:span text:style-name="T684"> </text:span><text:span text:style-name="T688">F</text:span><text:span text:style-name="T689">or </text:span><text:span text:style-name="T690">our </text:span><text:span text:style-name="T691">digital humanities </text:span><text:span text:style-name="T690">research team with Prof Mikko Tolonen </text:span><text:span text:style-name="T692">in</text:span><text:span text:style-name="T693"> University of Helsinki</text:span><text:span text:style-name="T690">. </text:span></text:p>
      <text:p text:style-name="P43"><text:span text:style-name="T442">2015 </text:span><text:span text:style-name="T447">1) </text:span><text:span text:style-name="T442">Nat</text:span><text:span text:style-name="T443">ure</text:span><text:span text:style-name="T442"> Comm</text:span><text:span text:style-name="T443">unications</text:span><text:span text:style-name="T442"> </text:span><text:span text:style-name="T443">paper</text:span><text:span text:style-name="T444"> </text:span><text:span text:style-name="T446">in</text:span><text:span text:style-name="T442"> </text:span><text:span text:style-name="T441">NCI’s Epidemiology and Genomics Research Highlight</text:span><text:span text:style-name="T445">s; </text:span><text:span text:style-name="T447">2) </text:span><text:span text:style-name="T140">PeerJ </text:span><text:span text:style-name="T141">publication </text:span><text:span text:style-name="T143">to PeerJ </text:span><text:span text:style-name="T142">t</text:span><text:span text:style-name="T144">op-10 </text:span><text:span text:style-name="T145">m</text:span><text:span text:style-name="T144">icrobiology collection</text:span></text:p>
      <text:p text:style-name="P39"><text:span text:style-name="T401">2</text:span><text:span text:style-name="T402">014 </text:span><text:span text:style-name="T404">1) </text:span><text:span text:style-name="T402">Apps4Finland award data visualization</text:span><text:span text:style-name="T138">; </text:span><text:span text:style-name="T139">2) D</text:span><text:span text:style-name="T132">atademo </text:span><text:span text:style-name="T131">awards </text:span><text:span text:style-name="T137">by </text:span><text:span text:style-name="T135">Helsinki Region Infoshare </text:span><text:span text:style-name="T136">and</text:span><text:span text:style-name="T133"> </text:span><text:span text:style-name="T134">Sitra</text:span></text:p>
      <text:p text:style-name="P44"><text:span text:style-name="T423">201</text:span><text:span text:style-name="T424">3</text:span><text:span text:style-name="T425"> </text:span><text:span text:style-name="T427">1) </text:span><text:span text:style-name="T425">Apps4Finland award; </text:span><text:span text:style-name="T427">2) </text:span><text:span text:style-name="T422">Waterloo Institute for Complexity and Innovatio</text:span><text:span text:style-name="T561">n Data Challenge</text:span></text:p>
      <text:p text:style-name="P51"><text:span text:style-name="T563">201</text:span><text:span text:style-name="T561">2 Apps4Finland award</text:span><text:span text:style-name="T566">s</text:span><text:span text:style-name="T561"> </text:span><text:span text:style-name="T566">(3) </text:span><text:span text:style-name="T565">f</text:span><text:span text:style-name="T561">or open parliamentary monitoring infrastructure</text:span><text:span text:style-name="T574">s</text:span></text:p>
      <text:p text:style-name="P45"><text:span text:style-name="T562">2011 </text:span><text:span text:style-name="T567">1) </text:span><text:span text:style-name="T561">Int’l Dupuytren Award </text:span><text:span text:style-name="T562">for </text:span><text:span text:style-name="T576">Modern Path</text:span><text:span text:style-name="T577">ol. </text:span><text:span text:style-name="T427">paper</text:span><text:span text:style-name="T577">; </text:span><text:span text:style-name="T578">2) </text:span><text:span text:style-name="T425">Apps4Finland award</text:span><text:span text:style-name="T426"> </text:span><text:span text:style-name="T425">open </text:span><text:span text:style-name="T426">data analytics</text:span></text:p>
      <text:p text:style-name="P46">2005-2010 ComBi graduate school associate member</text:p>
      <text:p text:style-name="P49"><text:span text:style-name="T513">2005 </text:span><text:span text:style-name="T452">Best poster; Seminar of Systems Biology Research Program. Academy of Finland, Helsinki</text:span></text:p>
      <text:p text:style-name="P48"><text:span text:style-name="T512">2001 </text:span><text:span text:style-name="T452">Professor E.J. Nyström stipend</text:span><text:span text:style-name="T579"> </text:span><text:span text:style-name="T419">on </text:span><text:span text:style-name="T452">excellence in mathematical studies (1000e) </text:span></text:p>
      <text:p text:style-name="P24"/>
      <text:p text:style-name="P40"><text:span text:style-name="T6">Research funding </text:span><text:span text:style-name="T268">T</text:span>otal <text:span text:style-name="T451">personal funding </text:span>&gt;<text:span text:style-name="T450">1.3</text:span>Me; <text:span text:style-name="T451">total funding as a team member ~1.3Me. From Academy of Finland, foundations, and universities’ competitive funds. </text:span></text:p>
      <text:p text:style-name="P41"><text:span text:style-name="T607">Major personal grants</text:span><text:span text:style-name="T451"> </text:span></text:p>
      <text:p text:style-name="P53"><text:span text:style-name="T384">Academy of Finland </text:span><text:span text:style-name="T396">Research F</text:span><text:span text:style-name="T384">ellow </text:span><text:span text:style-name="T397">9/</text:span><text:span text:style-name="T384">201</text:span><text:span text:style-name="T396">6</text:span><text:span text:style-name="T384">-</text:span><text:span text:style-name="T397">8/</text:span><text:span text:style-name="T384">20</text:span><text:span text:style-name="T396">21</text:span><text:span text:style-name="T384"> (</text:span><text:span text:style-name="T405">853850</text:span><text:span text:style-name="T403">e</text:span><text:span text:style-name="T384">) University of </text:span><text:span text:style-name="T398">Turku</text:span><text:span text:style-name="T384">, Finland. </text:span><text:span text:style-name="T399">Ecological modeling of the gut microbiome: individuality, dynamics, and function in large populations</text:span><text:span text:style-name="T400">.</text:span></text:p>
      <text:p text:style-name="P53"><text:span text:style-name="T384">Academy of Finland Postdoctoral </text:span><text:span text:style-name="T396">F</text:span><text:span text:style-name="T384">ellow </text:span><text:span text:style-name="T397">9/</text:span><text:span text:style-name="T384">2012-</text:span><text:span text:style-name="T397">8/</text:span><text:span text:style-name="T384">2015 </text:span><text:span text:style-name="T561">(</text:span><text:span text:style-name="T564">3</text:span><text:span text:style-name="T575">78657</text:span><text:span text:style-name="T564">e</text:span><text:span text:style-name="T561">). </text:span>Uni<text:span text:style-name="T707">versity of</text:span> Helsinki, Finland. <text:span text:style-name="T708">Meta-analysis of human gut microbiome data collections.</text:span></text:p>
      <text:p text:style-name="P53"><text:span text:style-name="T459">K</text:span><text:span text:style-name="T453">ordelin Postdoc grant</text:span><text:span text:style-name="T539"> </text:span><text:span text:style-name="T460">2012 </text:span>(35 000e). <text:span text:style-name="T707">C</text:span><text:span text:style-name="T356">haracterization of the human intestinal ecosystem by computational integration of large-scale phylotype profiling data. </text:span></text:p>
      <text:p text:style-name="P53"><text:span text:style-name="T461">ICS </text:span><text:span text:style-name="T453">Postgraduate scholarship</text:span><text:span text:style-name="T539"> </text:span><text:span text:style-name="T243">(</text:span><text:span text:style-name="T253">~</text:span><text:span text:style-name="T243">80 000e)</text:span><text:span text:style-name="T249">.</text:span> Department of Information and Computer Science, Aalto University, Espoo, Finland, 2006-10 (1850e/month). </text:p>
      <text:p text:style-name="P53"><text:span text:style-name="T482">T</text:span><text:span text:style-name="T453">ravel grants</text:span><text:span text:style-name="T452"> </text:span><text:span text:style-name="T462">(</text:span><text:span text:style-name="T481">2000-2014</text:span><text:span text:style-name="T462">; </text:span><text:span text:style-name="T463">&gt;3700e</text:span><text:span text:style-name="T462">): </text:span><text:span text:style-name="T244">COST </text:span><text:span text:style-name="T245">visit Glasgow </text:span><text:span text:style-name="T250">University </text:span><text:span text:style-name="T251">(</text:span><text:span text:style-name="T244">3/2014</text:span><text:span text:style-name="T251">)</text:span><text:span text:style-name="T278">; </text:span>Open Legislative Data Conf. (Paris 7/<text:span text:style-name="T700">2012</text:span>); <text:span text:style-name="T709">H</text:span>uman <text:span text:style-name="T709">M</text:span>icrobiome <text:span text:style-name="T709">C</text:span>ongress (Paris 3/2012); <text:span text:style-name="T710">ComBi </text:span>Grad School: ICSB<text:span text:style-name="T711">08</text:span> (Gothenburg), ECCB<text:span text:style-name="T711">08</text:span> (Sardinia); TKK student union exchange (India <text:span text:style-name="T712">9-10/</text:span>2000).</text:p>
      <text:p text:style-name="P57"><text:span text:style-name="T307">Major contributions </text:span><text:span text:style-name="T308">as a research team </text:span><text:span text:style-name="T311">or consor</text:span><text:span text:style-name="T674">tium </text:span><text:span text:style-name="T675">member</text:span><text:span text:style-name="T676"> </text:span><text:span text:style-name="T677">(&gt;</text:span><text:span text:style-name="T674">1,32</text:span><text:span text:style-name="T677">5,000e)</text:span></text:p>
      <text:p text:style-name="P32"><text:span text:style-name="T270">10/2018 </text:span><text:span text:style-name="T256">B</text:span><text:span text:style-name="T255">usiness Finland H2020 preparation grant. </text:span><text:span text:style-name="T269">2</text:span><text:span text:style-name="T255">0 000e </text:span><text:span text:style-name="T269">(jointly with Dr. Teemu Niiranen)</text:span></text:p>
      <text:p text:style-name="P31"><text:span text:style-name="T255">9/2018-8/2022 </text:span><text:span text:style-name="T256">A</text:span><text:span text:style-name="T257">cademy of Finland</text:span><text:span text:style-name="T255">; </text:span><text:span text:style-name="T259">health analytics </text:span><text:span text:style-name="T258">(</text:span><text:span text:style-name="T257">450000</text:span><text:span text:style-name="T255">e; </text:span><text:span text:style-name="T260">partner</text:span><text:span text:style-name="T257">). </text:span><text:span text:style-name="T587">Modelling systemic cross-talk between brain, gut, and peripheral tissues in glucose homeostasis: exercise training and public health (CROSSYS)</text:span><text:span text:style-name="T588">.</text:span></text:p>
      <text:p text:style-name="P54"><text:span text:style-name="T678">1/</text:span><text:span text:style-name="T679">2016-</text:span><text:span text:style-name="T678">12/</text:span><text:span text:style-name="T679">2019 </text:span><text:span text:style-name="T680">Academy of Finland </text:span><text:span text:style-name="T681">c</text:span><text:span text:style-name="T682">onsortiu</text:span><text:span text:style-name="T465">m</text:span><text:span text:style-name="T454"> </text:span><text:span text:style-name="T464">on </text:span><text:span text:style-name="T466">d</text:span><text:span text:style-name="T454">igital </text:span><text:span text:style-name="T466">h</text:span><text:span text:style-name="T454">umanities </text:span><text:span text:style-name="T455">(833258e; </text:span><text:span text:style-name="T483">research coordinator</text:span><text:span text:style-name="T455">)</text:span><text:span text:style-name="T454">.</text:span><text:span text:style-name="T465"> </text:span><text:span text:style-name="T455">University of Helsinki, University of Turku and National Library of Finland: </text:span><text:span text:style-name="T583">Computational History and the Transformation of Public Discourse in Finland 1640–1910 </text:span><text:span text:style-name="T584">(COMHIS)</text:span><text:span text:style-name="T363">.</text:span><text:span text:style-name="T455"> </text:span><text:span text:style-name="T456">I design</text:span><text:span text:style-name="T458">ed</text:span><text:span text:style-name="T456"> and wr</text:span><text:span text:style-name="T458">ote</text:span><text:span text:style-name="T456"> the </text:span><text:span text:style-name="T458">open </text:span><text:span text:style-name="T497">data </text:span><text:span text:style-name="T458">science components of the </text:span><text:span text:style-name="T456">application, and </text:span><text:span text:style-name="T458">participate actively in the </text:span><text:span text:style-name="T457">project </text:span><text:span text:style-name="T458">coordination</text:span><text:span text:style-name="T457"> </text:span><text:span text:style-name="T486">in Helsinki </text:span><text:span text:style-name="T467">in this </text:span><text:span text:style-name="T468">c</text:span><text:span text:style-name="T469">onsortium </text:span><text:span text:style-name="T468">led by </text:span><text:span text:style-name="T470">Prof. <text:s/>Hannu Salmi, </text:span><text:span text:style-name="T471">University of Turku</text:span><text:span text:style-name="T470">.</text:span><text:span text:style-name="T472"> </text:span></text:p>
      <text:p text:style-name="P56"><text:span text:style-name="T414">2015 </text:span><text:span text:style-name="T415">Univ</text:span><text:span text:style-name="T416">ersity</text:span><text:span text:style-name="T415"> of Helsinki digital humanities grant </text:span><text:span text:style-name="T417">(30 000e)</text:span><text:span text:style-name="T514"> </text:span><text:span text:style-name="T580">Research o</text:span><text:span text:style-name="T581">f</text:span><text:span text:style-name="T580"> </text:span><text:span text:style-name="T582">the </text:span><text:span text:style-name="T580">Finnish national bibliography by digital </text:span><text:span text:style-name="T581">means. </text:span><text:span text:style-name="T418">W</text:span><text:span text:style-name="T514">ith </text:span><text:span text:style-name="T541">M. </text:span><text:span text:style-name="T514">Tolonen, </text:span><text:span text:style-name="T541">K. </text:span><text:span text:style-name="T514">Sinnemäki </text:span><text:span text:style-name="T542">and </text:span><text:span text:style-name="T541">K. </text:span><text:span text:style-name="T514">Linden. </text:span></text:p>
      <text:p text:style-name="P55"><text:span text:style-name="T473">2012-</text:span><text:span text:style-name="T474">2013 </text:span><text:span text:style-name="T475">Sitra New Democracy </text:span><text:span text:style-name="T476">grant</text:span><text:span text:style-name="T540"> </text:span><text:span text:style-name="T452">(1</text:span><text:span text:style-name="T543">2000</text:span><text:span text:style-name="T452">e) </text:span><text:span text:style-name="T453">Election </text:span><text:span text:style-name="T477">analytics </text:span><text:span text:style-name="T478">citizen science </text:span><text:span text:style-name="T477">project </text:span>with Kansan muisti ry. <text:span text:style-name="T713">Major role in project design; steering group member.</text:span></text:p>
      <text:p text:style-name="P65"/>
      <text:p text:style-name="P65"/>
      <text:p text:style-name="P65"/>
      <text:p text:style-name="P19"><text:soft-page-break/>Research leadership and supervision</text:p>
      <text:p text:style-name="P29"><text:span text:style-name="T19">Principal Investigator </text:span><text:span text:style-name="T286">experience from </text:span><text:span text:style-name="T277">2 </text:span><text:span text:style-name="T283">personal grants </text:span><text:span text:style-name="T285">funded by Academy of Finland. </text:span></text:p>
      <text:p text:style-name="P29"><text:span text:style-name="T16">C</text:span><text:span text:style-name="T17">oordinat</text:span><text:span text:style-name="T18">or</text:span><text:span text:style-name="T275"> </text:span><text:span text:style-name="T276">in 1 </text:span><text:span text:style-name="T599">TEKES consortium</text:span><text:span text:style-name="T274"> </text:span><text:span text:style-name="T284">(</text:span><text:span text:style-name="T74">MultiBio </text:span><text:span text:style-name="T279">200</text:span><text:span text:style-name="T280">8</text:span><text:span text:style-name="T279">-201</text:span><text:span text:style-name="T280">1; </text:span><text:span text:style-name="T284">s</text:span><text:span text:style-name="T282">teering group member </text:span><text:span text:style-name="T281">and</text:span><text:span text:style-name="T282"> </text:span><text:span text:style-name="T281">c</text:span><text:span text:style-name="T282">oordinator;</text:span><text:span text:style-name="T74"> </text:span><text:span text:style-name="T75">between Aalto University, University of Helsinki, European Bioinformatics Institute EBI, </text:span><text:span text:style-name="T76">and five life science companies</text:span><text:span text:style-name="T280">)</text:span><text:span text:style-name="T274">, </text:span><text:span text:style-name="T276">1 </text:span><text:span text:style-name="T600">Academy of Finland consortium</text:span><text:span text:style-name="T276"> </text:span><text:span text:style-name="T279">(</text:span><text:span text:style-name="T280">COMHIS </text:span><text:span text:style-name="T279">2016-2019)</text:span><text:span text:style-name="T276">.</text:span></text:p>
      <text:p text:style-name="P30"><text:span text:style-name="T7">Training</text:span><text:span text:style-name="T589"> </text:span><text:span text:style-name="T371">F</text:span><text:span text:style-name="T372">ormal pedagogical courses for university teachers by University of Turku </text:span><text:span text:style-name="T373">2-3/2018: </text:span><text:span text:style-name="T585">Becoming a teacher </text:span><text:span text:style-name="T586">(1cr)</text:span><text:span text:style-name="T374">, <text:s/></text:span><text:span text:style-name="T585">How to develop teaching</text:span><text:span text:style-name="T375"> </text:span><text:span text:style-name="T586">(1cr)</text:span><text:span text:style-name="T375">, </text:span><text:span text:style-name="T373">and </text:span><text:span text:style-name="T585">Lecturing and expertise </text:span><text:span text:style-name="T586">(1cr)</text:span><text:span text:style-name="T374">. </text:span><text:span text:style-name="T589">EMBO Research Leadership Course (4 days; Heidelberg 11/2017). </text:span><text:span text:style-name="T297">VIB Leadership Program (</text:span><text:span text:style-name="T298">4</text:span><text:span text:style-name="T299"> days; </text:span><text:span text:style-name="T309">Ghent </text:span><text:span text:style-name="T297">1</text:span><text:span text:style-name="T300">-</text:span><text:span text:style-name="T297">2/2017); </text:span><text:span text:style-name="T301">VIB </text:span><text:span text:style-name="T299">Oral Presentation Course (3 days; </text:span><text:span text:style-name="T300">1-2/</text:span><text:span text:style-name="T299">2017</text:span><text:span text:style-name="T301">); </text:span><text:span text:style-name="T295">VIB Research Ethics Course (1 day; </text:span><text:span text:style-name="T300">3/</text:span><text:span text:style-name="T295">2017); VIB </text:span><text:span text:style-name="T296">Convincing, Debating, and Negotiating</text:span><text:span text:style-name="T295"> Course (</text:span><text:span text:style-name="T296">2</text:span><text:span text:style-name="T295"> day</text:span><text:span text:style-name="T296">s</text:span><text:span text:style-name="T295">; </text:span><text:span text:style-name="T296">5/</text:span><text:span text:style-name="T295">2017). </text:span></text:p>
      <text:p text:style-name="P11"><text:span text:style-name="T6">Supervis</text:span><text:span text:style-name="T9">ion</text:span><text:span text:style-name="T6"> </text:span><text:span text:style-name="T107">Ongoing</text:span><text:span text:style-name="T69">: p</text:span><text:span text:style-name="T66">rimary </text:span><text:span text:style-name="T69">supervisor </text:span><text:span text:style-name="T63">for </text:span><text:span text:style-name="T71">2</text:span><text:span text:style-name="T63"> </text:span><text:span text:style-name="T65">PhD student</text:span><text:span text:style-name="T71">s</text:span><text:span text:style-name="T65">, </text:span><text:span text:style-name="T64">co-supervis</text:span><text:span text:style-name="T65">or/</text:span><text:span text:style-name="T69">instructor for </text:span><text:span text:style-name="T73">5</text:span><text:span text:style-name="T65"> PhD students</text:span><text:span text:style-name="T67">. </text:span><text:span text:style-name="T70">I</text:span><text:span text:style-name="T246">nstructor for </text:span><text:span text:style-name="T594">completed theses</text:span><text:span text:style-name="T487"> </text:span><text:span text:style-name="T488">(with supervising professor)</text:span><text:span text:style-name="T247">: </text:span><text:span text:style-name="T235">1</text:span> <text:span text:style-name="T701">DSc</text:span>, <text:span text:style-name="T715">7 MSc, 2 BSc theses; a</text:span><text:span text:style-name="T95">ll </text:span><text:span text:style-name="T96">graduated </text:span><text:span text:style-name="T97">successfully </text:span><text:span text:style-name="T98">and are employed in multiple countries (Finland, </text:span><text:span text:style-name="T101">Belgium, </text:span><text:span text:style-name="T98">UK, Portugal);</text:span><text:span text:style-name="T96"> </text:span><text:span text:style-name="T100">3</text:span><text:span text:style-name="T99"> MSc students have continued to PhD studies. </text:span><text:span text:style-name="T170">F</text:span><text:span text:style-name="T171">irst </text:span><text:span text:style-name="T173">instructed </text:span><text:span text:style-name="T171">PhD student </text:span><text:span text:style-name="T172">graduated </text:span><text:span text:style-name="T171">‘with distinction’.</text:span></text:p>
      <text:p text:style-name="P12"><text:span text:style-name="T77">C</text:span><text:span text:style-name="T78">ourse teaching </text:span><text:span text:style-name="T72">2</text:span><text:span text:style-name="T110"> </text:span><text:span text:style-name="T111">int</text:span><text:span text:style-name="T130">ernational</text:span><text:span text:style-name="T111"> summer school</text:span><text:span text:style-name="T129">s</text:span><text:span text:style-name="T111"> </text:span><text:span text:style-name="T112">on </text:span><text:span text:style-name="T129">statistical </text:span><text:span text:style-name="T112">ecolog</text:span><text:span text:style-name="T129">y and bioinformatics </text:span><text:span text:style-name="T110">(</text:span><text:span text:style-name="T111">Leuven </text:span><text:span text:style-name="T113">9/</text:span><text:span text:style-name="T111">2017 </text:span><text:span text:style-name="T129">&amp; Wageningen 5/2018</text:span><text:span text:style-name="T111">; </text:span><text:span text:style-name="T129">2 x </text:span><text:span text:style-name="T113">3 days; organizer</text:span><text:span text:style-name="T114">)</text:span><text:span text:style-name="T111">; </text:span><text:span text:style-name="T115">1 </text:span><text:span text:style-name="T116">intensive </text:span><text:span text:style-name="T117">course in microbial bioinformatics (</text:span><text:span text:style-name="T118">Wageningen </text:span><text:span text:style-name="T117">2015); </text:span><text:span text:style-name="T119">&gt;</text:span><text:span text:style-name="T120">10</text:span><text:span text:style-name="T121"> i</text:span><text:span text:style-name="T122">nvited </text:span><text:span text:style-name="T123">academic </text:span><text:span text:style-name="T122">lectures </text:span><text:span text:style-name="T124">and workshops</text:span><text:span text:style-name="T125"> </text:span><text:span text:style-name="T126">in </text:span><text:span text:style-name="T127">Finland </text:span><text:span text:style-name="T126">and abroad</text:span><text:span text:style-name="T128">. </text:span><text:span text:style-name="T68">Assistant in 4 high-throughput bioinformatics courses 2006-2009. </text:span></text:p>
      <text:p text:style-name="P13"><text:span text:style-name="T421">Curriculum design</text:span><text:span text:style-name="T378"> </text:span><text:span text:style-name="T379">W</text:span><text:span text:style-name="T380">ork group </text:span><text:span text:style-name="T383">d</text:span><text:span text:style-name="T380">esign</text:span><text:span text:style-name="T383">ing</text:span><text:span text:style-name="T380"> Digital Humanities </text:span><text:span text:style-name="T379">MSc </text:span><text:span text:style-name="T381">module, </text:span><text:span text:style-name="T380">Univ. of Helsinki </text:span><text:span text:style-name="T382">(2015)</text:span><text:span text:style-name="T368"> <text:s/></text:span></text:p>
      <text:p text:style-name="P14"><text:span text:style-name="T149">T</text:span><text:span text:style-name="T150">hesis examination committee </text:span><text:span text:style-name="T151">member </text:span><text:span text:style-name="T154">KU Leuven, Belgium </text:span><text:span text:style-name="T155">(</text:span><text:span text:style-name="T154">MSc </text:span><text:span text:style-name="T156">6/2017 </text:span><text:span text:style-name="T163">&amp; 8/2018</text:span><text:span text:style-name="T155">)</text:span><text:span text:style-name="T154"> </text:span></text:p>
      <text:p text:style-name="P62"/>
      <text:list xml:id="list535681884" text:style-name="RTF_5f_Num_20_3">
        <text:list-item>
          <text:list>
            <text:list-item>
              <text:list>
                <text:list-item>
                  <text:p text:style-name="P76">Industry Collaboration </text:p>
                </text:list-item>
                <text:list-item>
                  <text:p text:style-name="P77"><text:span text:style-name="T597">Blueprint Genetics</text:span><text:span text:style-name="T14"> </text:span><text:span text:style-name="T489">Scientific advisor </text:span><text:span text:style-name="T490">(Machine Learning &amp; Artificial Intelligence). </text:span><text:span text:style-name="T491">This g</text:span><text:span text:style-name="T492">enetic testing company founded in 2012 has </text:span><text:span text:style-name="T493">now </text:span><text:span text:style-name="T492">~1</text:span><text:span text:style-name="T498">5</text:span><text:span text:style-name="T492">0 employees </text:span><text:span text:style-name="T494">and I was invited as an external scientific advisor </text:span><text:span text:style-name="T495">in 2017</text:span><text:span text:style-name="T492">. </text:span><text:span text:style-name="T505">The company was s</text:span><text:span text:style-name="T506">elected as “one of the hottest startups in Europe” by the Wired journal in 7/2018. </text:span><text:span text:style-name="T604">Janssen Pharmaceutical</text:span><text:span text:style-name="T508">. Ongoing research collaboration </text:span><text:span text:style-name="T509">on human microbiome</text:span><text:span text:style-name="T508">.</text:span><text:span text:style-name="T506"> </text:span><text:span text:style-name="T602">O</text:span><text:span text:style-name="T603">xford Research</text:span><text:span text:style-name="T510">. Joint report</text:span><text:span text:style-name="T511">s on open science. </text:span><text:span text:style-name="T45">Demos Helsinki</text:span><text:span text:style-name="T37">. </text:span><text:span text:style-name="T42">Joint </text:span><text:span text:style-name="T38">Apps4Finland </text:span><text:span text:style-name="T39">award </text:span><text:span text:style-name="T40">on</text:span><text:span text:style-name="T39"> </text:span><text:span text:style-name="T41">open data analytics</text:span><text:span text:style-name="T39">. </text:span><text:span text:style-name="T601">MultiBio consortium</text:span><text:span text:style-name="T568"> </text:span><text:span text:style-name="T561">Coordinator and steering group member of </text:span><text:span text:style-name="T569">a </text:span><text:span text:style-name="T570">three</text:span><text:span text:style-name="T561">-year 988,</text:span><text:span text:style-name="T570">00</text:span><text:span text:style-name="T571">0</text:span><text:span text:style-name="T561">e TEKES consortium (MultiBio), including 4 research groups (from Aalto University, University of Helsinki and European Bioinformatics Institute EBI) and 5 </text:span><text:span text:style-name="T572">life science </text:span><text:span text:style-name="T561">companies. </text:span><text:span text:style-name="T573">The companies contributed to the project funding and participated the steering group with bi-annual seminar meetings. </text:span><text:span text:style-name="T592">Helsinki Region Infoshare</text:span>. <text:span text:style-name="T261">C</text:span><text:span text:style-name="T262">ollaboration </text:span><text:span text:style-name="T230">2012-</text:span><text:span text:style-name="T263">2013, </text:span><text:span text:style-name="T264">developing </text:span><text:span text:style-name="T265">tools for </text:span><text:span text:style-name="T262">Sotkanet database of the National Institute for Health and Well-being (THL). </text:span><text:span text:style-name="T598">Helsingin Sanomat</text:span><text:span text:style-name="T266"> </text:span><text:span text:style-name="T230">Open Election Data Hackathon 2012:</text:span> <text:span text:style-name="T716">c</text:span>ollection of Finnish election data for the event.</text:p>
                </text:list-item>
              </text:list>
            </text:list-item>
          </text:list>
        </text:list-item>
      </text:list>
      <text:p text:style-name="P23"/>
      <text:p text:style-name="P19">Other academic merits</text:p>
      <text:p text:style-name="P15"><text:span text:style-name="T13">S</text:span><text:span text:style-name="T6">ocieties </text:span><text:span text:style-name="T106">Open Knowledge Finland</text:span><text:span text:style-name="T88"> </text:span><text:span text:style-name="T89">ry. </text:span><text:span text:style-name="T88">Open Science Work Group.</text:span><text:span text:style-name="T55"> Found</text:span><text:span text:style-name="T58">er</text:span><text:span text:style-name="T55"> </text:span><text:span text:style-name="T59">&amp;</text:span><text:span text:style-name="T55"> </text:span><text:span text:style-name="T60">coordinator </text:span><text:span text:style-name="T61">201</text:span><text:span text:style-name="T60">3</text:span><text:span text:style-name="T62">-1</text:span><text:span text:style-name="T60">5. </text:span><text:span text:style-name="T51">Board member </text:span><text:span text:style-name="T108">Finnish Society for Bioinformatics</text:span><text:span text:style-name="T52">: PR </text:span><text:span text:style-name="T51">2008-9; </text:span><text:span text:style-name="T53">V</text:span><text:span text:style-name="T51">ice pres</text:span><text:span text:style-name="T57">ident</text:span><text:span text:style-name="T51"> 2009-10; </text:span><text:span text:style-name="T54">Treasurer <text:s/>2002 </text:span><text:span text:style-name="T56">in</text:span><text:span text:style-name="T54"> </text:span><text:span text:style-name="T109">Mathematics student union</text:span><text:span text:style-name="T54">, </text:span>Helsinki University of Technology<text:span text:style-name="T54">; </text:span></text:p>
      <text:p text:style-name="P18"><text:span text:style-name="T11">M</text:span><text:span text:style-name="T6">ember of </text:span><text:span text:style-name="T12">organizing </text:span><text:span text:style-name="T6">committee</text:span><text:span text:style-name="T236"> </text:span><text:span text:style-name="T219">Computational Life Science annual seminar</text:span><text:span text:style-name="T164">. University of Turku </text:span><text:span text:style-name="T165">2018</text:span><text:span text:style-name="T164">. </text:span><text:span text:style-name="T595">Philosophy and History of Open Science</text:span><text:span text:style-name="T236"> (PHOS) 2016 </text:span><text:span text:style-name="T252">- </text:span><text:span text:style-name="T369">International conference with 100+ registered participants, 15 invited (mostly international) speakers </text:span><text:span text:style-name="T370">in University of Helsinki</text:span><text:span text:style-name="T236">; </text:span><text:span text:style-name="T595">Finnish Bioinformatics Days 2008-2010 </text:span><text:span text:style-name="T596">(3 years)</text:span><text:span text:style-name="T236">. </text:span></text:p>
      <text:p text:style-name="P16"><text:span text:style-name="T11">Member of </text:span><text:span text:style-name="T12">program </text:span><text:span text:style-name="T11">committee </text:span><text:span text:style-name="T217">D</text:span><text:span text:style-name="T218">igital Humanities in the Nordics (DH2018)</text:span><text:span text:style-name="T158">. </text:span><text:span text:style-name="T159">International conference, University of Helsinki </text:span><text:span text:style-name="T160">(</text:span><text:span text:style-name="T174">Open Science </text:span><text:span text:style-name="T175">c</text:span><text:span text:style-name="T174">hair</text:span><text:span text:style-name="T176">)</text:span><text:span text:style-name="T177">; </text:span><text:span text:style-name="T217">European Conference on Machine Learning &amp; Principles and Practice of Knowledge Discovery</text:span><text:span text:style-name="T157"> </text:span><text:span text:style-name="T161">(</text:span><text:span text:style-name="T157">ECML-PKDD </text:span><text:span text:style-name="T161">2017-</text:span><text:span text:style-name="T162">2018</text:span><text:span text:style-name="T161">). </text:span></text:p>
      <text:p text:style-name="P70"><text:soft-page-break/><text:span text:style-name="T152">Expert positions</text:span><text:span text:style-name="T148"> </text:span><text:span text:style-name="T220">D</text:span><text:span text:style-name="T221">igital humanities advisory panel</text:span><text:span text:style-name="T166"> (National Library of Finland) 2019-2020. </text:span><text:span text:style-name="T222">Indian microbiome project</text:span><text:span text:style-name="T167"> advisor </text:span><text:span text:style-name="T168">(2018-</text:span><text:span text:style-name="T169">2019</text:span><text:span text:style-name="T168">)</text:span><text:span text:style-name="T167">. </text:span><text:span text:style-name="T153">Un</text:span><text:span text:style-name="T198">iversity of Turku </text:span><text:span text:style-name="T199">o</text:span><text:span text:style-name="T200">pen science </text:span><text:span text:style-name="T201">methods policy</text:span><text:span text:style-name="T202"> </text:span><text:span text:style-name="T203">(</text:span><text:span text:style-name="T206">OpenUTU </text:span><text:span text:style-name="T207">work group</text:span><text:span text:style-name="T204"> </text:span><text:span text:style-name="T198">2017</text:span><text:span text:style-name="T203">-</text:span><text:span text:style-name="T205">); </text:span><text:span text:style-name="T208">Mikkeli Research Centre for Digital Information </text:span><text:span text:style-name="T213">Digitalia </text:span><text:span text:style-name="T214">s</text:span><text:span text:style-name="T215">teering </text:span><text:span text:style-name="T216">group</text:span><text:span text:style-name="T209"> </text:span><text:span text:style-name="T210">2015-</text:span><text:span text:style-name="T211">2017</text:span><text:span text:style-name="T212">.</text:span></text:p>
      <text:p text:style-name="P8"><text:span text:style-name="T667">Editor</text:span><text:span text:style-name="T668">ial board</text:span><text:span text:style-name="T667"> </text:span><text:span text:style-name="T697">F</text:span><text:span text:style-name="T698">rontiers in microbiology</text:span><text:span text:style-name="T694">. Review editor. </text:span><text:span text:style-name="T695">M</text:span><text:span text:style-name="T696">ost cited Microbiology journal </text:span><text:span text:style-name="T694">(JCR </text:span><text:span text:style-name="T695">&amp; </text:span><text:span text:style-name="T694">CiteScore). </text:span><text:span text:style-name="T669">Versus</text:span><text:span text:style-name="T670"> </text:span><text:span text:style-name="T671">journal </text:span><text:span text:style-name="T670">(in Finnish) by environmental/geographical research societies in Finland, focusing on science popularization and </text:span><text:span text:style-name="T671">supporting </text:span><text:span text:style-name="T670">open non-commercial academic publishing.</text:span><text:span text:style-name="T672"> </text:span><text:span text:style-name="T673">www.versuslehti.fi</text:span></text:p>
      <text:p text:style-name="P9"><text:span text:style-name="T6">Re</text:span><text:span text:style-name="T15">viewer</text:span><text:span text:style-name="T6"> </text:span><text:span text:style-name="T605">&gt;</text:span><text:span text:style-name="T608">30</text:span><text:span text:style-name="T591"> scientific journals </text:span><text:span text:style-name="T606">and conferences</text:span><text:span text:style-name="T699"> (e.g. Nat. Communications; PLoS); for </text:span><text:span text:style-name="T606">postdoc positions</text:span><text:span text:style-name="T699"> (</text:span><text:span text:style-name="T479">2017 digital humanities; University of Helsinki); </text:span><text:span text:style-name="T593">grant applications</text:span><text:span text:style-name="T480"> (Poland National science center 2017)</text:span></text:p>
      <text:p text:style-name="P72"><text:span text:style-name="T655">O</text:span><text:span text:style-name="T654">utreach</text:span><text:span text:style-name="T653"> </text:span><text:span text:style-name="T648">10</text:span><text:span text:style-name="T647">0</text:span><text:span text:style-name="T646">+</text:span><text:span text:style-name="T647"> academic presentations in 15</text:span><text:span text:style-name="T645">+</text:span><text:span text:style-name="T647"> countries</text:span><text:span text:style-name="T643">, </text:span><text:span text:style-name="T644">including</text:span><text:span text:style-name="T643"> </text:span><text:span text:style-name="T645">1 keynote, </text:span><text:span text:style-name="T633">4</text:span><text:span text:style-name="T610">0</text:span><text:span text:style-name="T633">+</text:span><text:span text:style-name="T611"> invited and </text:span><text:span text:style-name="T633">35+</text:span><text:span text:style-name="T611"> </text:span><text:span text:style-name="T614">c</text:span><text:span text:style-name="T615">ontributed </text:span><text:span text:style-name="T616">academic </text:span><text:span text:style-name="T617">talks</text:span><text:span text:style-name="T615">; </text:span><text:span text:style-name="T634">2</text:span><text:span text:style-name="T633">0+</text:span><text:span text:style-name="T619"> </text:span><text:span text:style-name="T635">public </text:span><text:span text:style-name="T620">workshops, </text:span><text:span text:style-name="T633">video </text:span><text:span text:style-name="T613">lectures</text:span><text:span text:style-name="T621"> </text:span><text:span text:style-name="T618">or</text:span><text:span text:style-name="T621"> interview</text:span><text:span text:style-name="T618">s; </text:span><text:span text:style-name="T622">20</text:span><text:span text:style-name="T633">+</text:span><text:span text:style-name="T623"> </text:span><text:span text:style-name="T624">p</text:span><text:span text:style-name="T621">oster </text:span><text:span text:style-name="T625">p</text:span><text:span text:style-name="T621">resentations. </text:span><text:span text:style-name="T626">Co-</text:span><text:span text:style-name="T627">authored</text:span><text:span text:style-name="T628"> blogs </text:span><text:span text:style-name="T626">have </text:span><text:span text:style-name="T628">&gt;</text:span><text:span text:style-name="T629">50</text:span><text:span text:style-name="T628">,000 hits. </text:span><text:span text:style-name="T630">Co-organized several </text:span><text:span text:style-name="T631">(5</text:span><text:span text:style-name="T634">+</text:span><text:span text:style-name="T631">)</text:span><text:span text:style-name="T612"> </text:span><text:span text:style-name="T634">academic </text:span><text:span text:style-name="T630">workshops</text:span><text:span text:style-name="T632">. </text:span><text:span text:style-name="T636">Selected </text:span><text:span text:style-name="T642">recent </text:span><text:span text:style-name="T636">examples </text:span><text:span text:style-name="T651">include </text:span><text:span text:style-name="T652">2/2019 Open Data Science, Turku Love Data week; </text:span><text:span text:style-name="T190">11/2018 Datatieteen mahdollisuudet, KELA/</text:span><text:span text:style-name="T194">Helsinki</text:span><text:span text:style-name="T190">; </text:span><text:span text:style-name="T186">12/2018 Roadmap for microbiome bioinformatics, European Bioconductor meeting; </text:span><text:span text:style-name="T193">11/2018 Population studies of the human microbiome. ICMR’18. Pune, India</text:span><text:span text:style-name="T187">; </text:span><text:span text:style-name="T186">10/2018 Open data science, Intelligent Data </text:span><text:span text:style-name="T191">Analysis </text:span><text:span text:style-name="T186">conference, Netherlands; 9/2018 Dynamic landscape of the human gut microbiome: a population-level view.</text:span><text:span text:style-name="T192"> EMBL Human Microbiome Conference, Heidelberg; </text:span><text:span text:style-name="T191">6/2018 </text:span><text:span text:style-name="T195">Numerical Ecology workshop, Glasgow; </text:span><text:span text:style-name="T223">5/2018 </text:span><text:span text:style-name="T224">Int’l </text:span><text:span text:style-name="T223">summer school </text:span><text:span text:style-name="T225">on </text:span><text:span text:style-name="T224">o</text:span><text:span text:style-name="T223">pen microbiome analysis, Wageningen</text:span><text:span text:style-name="T226">; 3/2018 Microbiome &amp; </text:span><text:span text:style-name="T227">c</text:span><text:span text:style-name="T226">omplexity workshop. Amsterdam</text:span><text:span text:style-name="T185">.</text:span></text:p>
      <text:p text:style-name="P71"><text:span text:style-name="T10">Publications</text:span><text:span text:style-name="T6"> </text:span><text:span text:style-name="T267">50</text:span> peer-reviewed scientific articles <text:span text:style-name="T406">including </text:span><text:span text:style-name="T407">book chapters, and </text:span><text:span text:style-name="T406">papers in </text:span><text:span text:style-name="T408">journals such as </text:span><text:span text:style-name="T406">Nature Communications, Nature Methods, </text:span><text:span text:style-name="T408">and ISME Journal. </text:span><text:span text:style-name="T410">O</text:span><text:span text:style-name="T528">ther research outputs includ</text:span><text:span text:style-name="T529">e</text:span><text:span text:style-name="T528"> </text:span><text:span text:style-name="T530">software, data, </text:span><text:span text:style-name="T531">workshop paper</text:span><text:span text:style-name="T532">s,</text:span><text:span text:style-name="T533"> </text:span><text:span text:style-name="T534">and </text:span><text:span text:style-name="T535">outreach </text:span><text:span text:style-name="T536">material</text:span><text:span text:style-name="T525">. </text:span><text:span text:style-name="T537">Scopus </text:span>h-index <text:span text:style-name="T544">19</text:span>; <text:span text:style-name="T546">~</text:span><text:span text:style-name="T550">1</text:span><text:span text:style-name="T559">8</text:span><text:span text:style-name="T556">00</text:span><text:span text:style-name="T546"> citations</text:span><text:span text:style-name="T547">, </text:span><text:span text:style-name="T548">average </text:span><text:span text:style-name="T559">50+</text:span><text:span text:style-name="T549"> citations per article </text:span><text:span text:style-name="T560">in Scopus</text:span><text:span text:style-name="T549">. </text:span><text:span text:style-name="T515">Theory and application</text:span><text:span text:style-name="T516">s</text:span><text:span text:style-name="T515"> of </text:span><text:span text:style-name="T517">high-throughput data </text:span><text:span text:style-name="T538">integration and </text:span><text:span text:style-name="T517">analysis</text:span><text:span text:style-name="T518">,</text:span><text:span text:style-name="T538"> <text:s/></text:span><text:span text:style-name="T526">computational biomedicine </text:span><text:span text:style-name="T524">and digital humanities</text:span><text:span text:style-name="T521">,</text:span><text:span text:style-name="T520"> </text:span><text:span text:style-name="T521">blending </text:span><text:span text:style-name="T522">approaches from statistic</text:span><text:span text:style-name="T538">al</text:span><text:span text:style-name="T519"> </text:span><text:span text:style-name="T523">machine learning and </text:span><text:span text:style-name="T526">numerical </text:span><text:span text:style-name="T523">ecolog</text:span><text:span text:style-name="T526">y</text:span><text:span text:style-name="T527">.</text:span></text:p>
      <text:p text:style-name="P21"><text:span text:style-name="T557">Research </text:span><text:span text:style-name="T545">software </text:span><text:span text:style-name="T272">10+ mature scientific software projects in machine learning, bioinformatics, </text:span><text:span text:style-name="T273">numerical ecology,</text:span><text:span text:style-name="T272"> and digital humanities </text:span><text:span text:style-name="T409">with </text:span><text:span text:style-name="T411">altogether ~100k </text:span><text:span text:style-name="T409">downloads/</text:span><text:span text:style-name="T413">year</text:span><text:span text:style-name="T409">. </text:span><text:span text:style-name="T412">See list of publications. </text:span><text:span text:style-name="T24"><text:s/></text:span></text:p>
      <text:p text:style-name="P22"><text:span text:style-name="T44">R</text:span><text:span text:style-name="T43">esearch data </text:span><text:span text:style-name="T23">Maintainer of </text:span><text:span text:style-name="T25">3</text:span><text:span text:style-name="T23"> published scientific data collections.</text:span></text:p>
      <text:p text:style-name="P17"><text:span text:style-name="T102">Scientific and societal impact </text:span><text:span text:style-name="T85">R</text:span><text:span text:style-name="T47">esearch covered by </text:span><text:span text:style-name="T448">Guardian, </text:span><text:span text:style-name="T449">Forbes, Le Figaro, New York Times, Huffington Post, </text:span><text:span text:style-name="T146">Science Daily, </text:span><text:span text:style-name="T147">Tiede, </text:span><text:span text:style-name="T81">Turun </text:span><text:span text:style-name="T82">S</text:span><text:span text:style-name="T81">anomat, </text:span><text:span text:style-name="T83">Tietoviikko, </text:span><text:span text:style-name="T84">and science blogs. </text:span><text:span text:style-name="T314">M</text:span><text:span text:style-name="T315">y pu</text:span><text:span text:style-name="T316">b</text:span><text:span text:style-name="T315">lications are </text:span><text:span text:style-name="T317">a</text:span><text:span text:style-name="T327">mong top-</text:span><text:span text:style-name="T328">1% </text:span><text:span text:style-name="T327">online </text:span><text:span text:style-name="T329">shares, </text:span><text:span text:style-name="T330">and </text:span><text:span text:style-name="T327">top-</text:span><text:span text:style-name="T328">2% </text:span><text:span text:style-name="T327">most </text:span><text:span text:style-name="T328">highly cited in Wikipedia</text:span><text:span text:style-name="T329"> </text:span><text:span text:style-name="T331">(</text:span><text:span text:style-name="T332">ImpactStory </text:span><text:span text:style-name="T333">altmetrics</text:span><text:span text:style-name="T331">)</text:span><text:span text:style-name="T327">, </text:span><text:span text:style-name="T330">and the software among top-4% impact </text:span><text:span text:style-name="T334">(</text:span><text:span text:style-name="T330">Depsy</text:span><text:span text:style-name="T334">) </text:span><text:span text:style-name="T348">and </text:span><text:span text:style-name="T94">top-20% in Bioconductor</text:span><text:span text:style-name="T330">.</text:span><text:span text:style-name="T93"> </text:span><text:span text:style-name="T431">F</text:span><text:span text:style-name="T432">ounding member and chair </text:span><text:span text:style-name="T433">2013-2015 </text:span><text:span text:style-name="T432">Open Knowledge Finland Open Science work group</text:span><text:span text:style-name="T336">. </text:span><text:span text:style-name="T335">M</text:span><text:span text:style-name="T336">y </text:span><text:span text:style-name="T432">Freedom of Information request </text:span><text:span text:style-name="T430">supported by the </text:span><text:span text:style-name="T432">administrative court</text:span><text:span text:style-name="T420"> </text:span><text:span text:style-name="T336">led to release of academic journal price </text:span><text:span text:style-name="T335">information </text:span><text:span text:style-name="T336">by Ministry of Education and Culture in 2016: </text:span><text:span text:style-name="T432">Finland </text:span><text:span text:style-name="T434">subsequently </text:span><text:span text:style-name="T435">release</text:span><text:span text:style-name="T436">d</text:span><text:span text:style-name="T435"> </text:span><text:span text:style-name="T436">comprehensive time series </text:span><text:span text:style-name="T435">of academic publishing subscription price </text:span><text:span text:style-name="T436">development</text:span><text:span text:style-name="T435"> </text:span><text:span text:style-name="T436">as open data </text:span><text:span text:style-name="T435">and </text:span><text:span text:style-name="T430">became a leading country in the </text:span><text:span text:style-name="T432">transparency of academic journal pricing</text:span><text:span text:style-name="T336">; </text:span><text:span text:style-name="T351">After this I have participated in designing the </text:span><text:span text:style-name="T432">tiedonhinta.fi campaign</text:span><text:span text:style-name="T336">, </text:span><text:span text:style-name="T337">s</text:span><text:span text:style-name="T336">igned </text:span><text:span text:style-name="T337">up </text:span><text:span text:style-name="T336">by &gt;2700 researchers </text:span><text:span text:style-name="T338">to </text:span><text:span text:style-name="T336">support </text:span><text:span text:style-name="T338">Finnish </text:span><text:span text:style-name="T336">negotiations with academic publishers; </text:span><text:span text:style-name="T350">the Finnish Ministry of Education and Culture awarded our Open Knowledge Finland team for these activities with Open Science award in 2017. </text:span><text:span text:style-name="T429">Data Elections Finland</text:span><text:span text:style-name="T376"> </text:span><text:span text:style-name="T377">(Datavaalit</text:span><text:span text:style-name="T376">)</text:span><text:span text:style-name="T428"> </text:span><text:span text:style-name="T318">Steering group member. </text:span><text:span text:style-name="T319">N</text:span><text:span text:style-name="T318">etwork </text:span><text:span text:style-name="T320">for </text:span><text:span text:style-name="T318">sustainable parliamentary monitoring infrastructure in Finland. Funded by Sitra (2012-13) </text:span><text:span text:style-name="T321">and </text:span><text:span text:style-name="T318">national media companies</text:span><text:span text:style-name="T364">.</text:span><text:span text:style-name="T365"> </text:span></text:p>
      <text:p text:style-name="P78"><text:span text:style-name="T8">Networks</text:span><text:span text:style-name="T242"> </text:span><text:span text:style-name="T28">1</text:span><text:span text:style-name="T30">50</text:span><text:span text:style-name="T28"> co-authors from 10</text:span><text:span text:style-name="T27">+</text:span><text:span text:style-name="T28"> countries</text:span><text:span text:style-name="T27">. </text:span><text:span text:style-name="T33">Current k</text:span><text:span text:style-name="T26">ey collaborators </text:span><text:span text:style-name="T32">in Finland </text:span><text:span text:style-name="T26">include Prof Willem M de Vos (</text:span><text:span text:style-name="T31">University of Helsinki, Medical Faculty, </text:span><text:span text:style-name="T35">Director of </text:span><text:span text:style-name="T31">Human Microbiome Research Program)</text:span><text:span text:style-name="T26">, <text:s text:c="192"/></text:span><text:span text:style-name="T36">Prof Veikko Salomaa (THL),</text:span><text:span text:style-name="T26"> </text:span><text:span text:style-name="T36">Dr Eveliina Munukka (Director of Turku Microbiome Biobank), </text:span><text:span text:style-name="T26"><text:s/></text:span><text:span text:style-name="T32">and internationally Prof Rob Knight </text:span><text:span text:style-name="T34">(San Diego)</text:span><text:span text:style-name="T32">, </text:span><text:span text:style-name="T26">Prof Jeroen Raes (VIB/KU Leuven), Prof Karoline Faust (KU Leuven), </text:span><text:span text:style-name="T32">and </text:span><text:span text:style-name="T26">Prof Marten Scheffer (Wageningen)</text:span><text:span text:style-name="T29">. </text:span><text:span text:style-name="T238">2 COST networks </text:span><text:span text:style-name="T248">in bioinformatics; </text:span><text:span text:style-name="T393">Founder </text:span><text:span text:style-name="T394">and main developer </text:span><text:span text:style-name="T237">rOpenGov </text:span><text:span text:style-name="T385">open source </text:span><text:span text:style-name="T386">network </text:span><text:span text:style-name="T387">for </text:span><text:span text:style-name="T388">digital humanities, </text:span><text:span text:style-name="T389">with </text:span><text:span text:style-name="T390">contributors </text:span><text:span text:style-name="T391">from </text:span><text:span text:style-name="T392">&gt;5 </text:span><text:span text:style-name="T391">countries</text:span><text:span text:style-name="T39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89ebab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Feb 15</text:span><text:span text:style-name="MT4">, 201</text:span><text:span text:style-name="MT5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2-14T13:17:42.705147584</dc:date>
    <meta:editing-duration>PT15H38M4S</meta:editing-duration>
    <meta:editing-cycles>480</meta:editing-cycles>
    <meta:document-statistic meta:table-count="0" meta:image-count="0" meta:object-count="0" meta:page-count="4" meta:paragraph-count="81" meta:word-count="1888" meta:character-count="14603" meta:non-whitespace-character-count="12549"/>
  </office:meta>
</office:document-meta>
</file>